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100.66pt"/>
    </style:style>
    <style:style style:name="co5" style:family="table-column">
      <style:table-column-properties fo:break-before="auto" style:column-width="79.3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95.41pt"/>
    </style:style>
    <style:style style:name="co8" style:family="table-column">
      <style:table-column-properties fo:break-before="auto" style:column-width="121.95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55.84pt"/>
    </style:style>
    <style:style style:name="co11" style:family="table-column">
      <style:table-column-properties fo:break-before="auto" style:column-width="135.3pt"/>
    </style:style>
    <style:style style:name="co12" style:family="table-column">
      <style:table-column-properties fo:break-before="auto" style:column-width="71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4"/>
    <style:style style:name="ce2" style:family="table-cell" style:parent-style-name="Default" style:data-style-name="N50"/>
    <style:style style:name="ce3" style:family="table-cell" style:parent-style-name="Default" style:data-style-name="N1">
      <style:text-properties style:font-name="Liberation Sans" fo:font-size="10pt" fo:language="none" fo:country="none" style:font-size-asian="10pt" style:language-asian="none" style:country-asian="none" style:font-name-complex="DejaVu Sans" style:font-size-complex="10pt" style:language-complex="none" style:country-complex="none"/>
    </style:style>
    <style:style style:name="ce4" style:family="table-cell" style:parent-style-name="Default" style:data-style-name="N2"/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ackground-color="#ccff00"/>
    </style:style>
    <style:style style:name="ce7" style:family="table-cell" style:parent-style-name="Default" style:data-style-name="N3">
      <style:table-cell-properties fo:background-color="#009900"/>
    </style:style>
    <style:style style:name="ce8" style:family="table-cell" style:parent-style-name="Default" style:data-style-name="N122"/>
    <style:style style:name="ce9" style:family="table-cell" style:parent-style-name="Default" style:data-style-name="N122">
      <style:table-cell-properties fo:background-color="#ccff00"/>
    </style:style>
    <style:style style:name="ce10" style:family="table-cell" style:parent-style-name="Default" style:data-style-name="N122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il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tate_id</text:p>
          </table:table-cell>
          <table:table-cell table:style-name="ce1" office:value-type="string" calcext:value-type="string">
            <text:p>minute_ts</text:p>
          </table:table-cell>
          <table:table-cell office:value-type="string" calcext:value-type="string">
            <text:p>entity_i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reated</text:p>
          </table:table-cell>
          <table:table-cell table:style-name="Default"/>
        </table:table-row>
        <table:table-row table:style-name="ro1">
          <table:table-cell office:value-type="float" office:value="1404170" calcext:value-type="float">
            <text:p>1404170</text:p>
          </table:table-cell>
          <table:table-cell table:style-name="ce1" table:formula="of:=[.E2]*24*60" office:value-type="float" office:value="62904055.7092695" calcext:value-type="float">
            <text:p>62,904,055.71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ff</text:p>
          </table:table-cell>
          <table:table-cell table:style-name="ce2" office:value-type="date" office:date-value="2019-08-06T08:55:42.56" calcext:value-type="date">
            <text:p>08/06/19 08:55 AM</text:p>
          </table:table-cell>
          <table:table-cell table:style-name="Default"/>
        </table:table-row>
        <table:table-row table:style-name="ro1">
          <table:table-cell office:value-type="float" office:value="1474666" calcext:value-type="float">
            <text:p>1474666</text:p>
          </table:table-cell>
          <table:table-cell table:style-name="ce1" table:formula="of:=[.E3]*24*60" office:value-type="float" office:value="62905231.7694878" calcext:value-type="float">
            <text:p>62,905,231.77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n</text:p>
          </table:table-cell>
          <table:table-cell table:style-name="ce2" office:value-type="date" office:date-value="2019-08-07T04:31:46.17" calcext:value-type="date">
            <text:p>08/07/19 04:31 AM</text:p>
          </table:table-cell>
          <table:table-cell table:style-name="Default"/>
        </table:table-row>
        <table:table-row table:style-name="ro1">
          <table:table-cell office:value-type="float" office:value="1481024" calcext:value-type="float">
            <text:p>1481024</text:p>
          </table:table-cell>
          <table:table-cell table:style-name="ce1" table:formula="of:=[.E4]*24*60" office:value-type="float" office:value="62905321.6738706" calcext:value-type="float">
            <text:p>62,905,321.67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ff</text:p>
          </table:table-cell>
          <table:table-cell table:style-name="ce2" office:value-type="date" office:date-value="2019-08-07T06:01:40.43" calcext:value-type="date">
            <text:p>08/07/19 06:01 AM</text:p>
          </table:table-cell>
          <table:table-cell table:style-name="Default"/>
        </table:table-row>
        <table:table-row table:style-name="ro1">
          <table:table-cell office:value-type="float" office:value="1483723" calcext:value-type="float">
            <text:p>1483723</text:p>
          </table:table-cell>
          <table:table-cell table:style-name="ce1" table:formula="of:=[.E5]*24*60" office:value-type="float" office:value="62905354.6765999" calcext:value-type="float">
            <text:p>62,905,354.68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n</text:p>
          </table:table-cell>
          <table:table-cell table:style-name="ce2" office:value-type="date" office:date-value="2019-08-07T06:34:40.6" calcext:value-type="date">
            <text:p>08/07/19 06:34 AM</text:p>
          </table:table-cell>
          <table:table-cell table:style-name="Default"/>
        </table:table-row>
        <table:table-row table:style-name="ro1">
          <table:table-cell office:value-type="float" office:value="1484861" calcext:value-type="float">
            <text:p>1484861</text:p>
          </table:table-cell>
          <table:table-cell table:style-name="ce1" table:formula="of:=[.E6]*24*60" office:value-type="float" office:value="62905371.6753073" calcext:value-type="float">
            <text:p>62,905,371.68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ff</text:p>
          </table:table-cell>
          <table:table-cell table:style-name="ce2" office:value-type="date" office:date-value="2019-08-07T06:51:40.52" calcext:value-type="date">
            <text:p>08/07/19 06:51 AM</text:p>
          </table:table-cell>
          <table:table-cell table:style-name="Default"/>
        </table:table-row>
        <table:table-row table:style-name="ro1">
          <table:table-cell office:value-type="float" office:value="1493965" calcext:value-type="float">
            <text:p>1493965</text:p>
          </table:table-cell>
          <table:table-cell table:style-name="ce1" table:formula="of:=[.E7]*24*60" office:value-type="float" office:value="62905501.6743559" calcext:value-type="float">
            <text:p>62,905,501.67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n</text:p>
          </table:table-cell>
          <table:table-cell table:style-name="ce2" office:value-type="date" office:date-value="2019-08-07T09:01:40.46" calcext:value-type="date">
            <text:p>08/07/19 09:01 AM</text:p>
          </table:table-cell>
          <table:table-cell table:style-name="Default"/>
        </table:table-row>
        <table:table-row table:style-name="ro1">
          <table:table-cell office:value-type="float" office:value="1495608" calcext:value-type="float">
            <text:p>1495608</text:p>
          </table:table-cell>
          <table:table-cell table:style-name="ce1" table:formula="of:=[.E8]*24*60" office:value-type="float" office:value="62905527.6741767" calcext:value-type="float">
            <text:p>62,905,527.67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ff</text:p>
          </table:table-cell>
          <table:table-cell table:style-name="ce2" office:value-type="date" office:date-value="2019-08-07T09:27:40.45" calcext:value-type="date">
            <text:p>08/07/19 09:27 AM</text:p>
          </table:table-cell>
          <table:table-cell table:style-name="Default"/>
        </table:table-row>
        <table:table-row table:style-name="ro1">
          <table:table-cell office:value-type="float" office:value="1567806" calcext:value-type="float">
            <text:p>1567806</text:p>
          </table:table-cell>
          <table:table-cell table:style-name="ce1" table:formula="of:=[.E9]*24*60" office:value-type="float" office:value="62906671.6805595" calcext:value-type="float">
            <text:p>62,906,671.68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n</text:p>
          </table:table-cell>
          <table:table-cell table:style-name="ce2" office:value-type="date" office:date-value="2019-08-08T04:31:40.83" calcext:value-type="date">
            <text:p>08/08/19 04:31 AM</text:p>
          </table:table-cell>
          <table:table-cell table:style-name="Default"/>
        </table:table-row>
        <table:table-row table:style-name="ro1">
          <table:table-cell office:value-type="float" office:value="1571467" calcext:value-type="float">
            <text:p>1571467</text:p>
          </table:table-cell>
          <table:table-cell table:style-name="ce1" table:formula="of:=[.E10]*24*60" office:value-type="float" office:value="62906717.6741425" calcext:value-type="float">
            <text:p>62,906,717.67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ff</text:p>
          </table:table-cell>
          <table:table-cell table:style-name="ce2" office:value-type="date" office:date-value="2019-08-08T05:17:40.45" calcext:value-type="date">
            <text:p>08/08/19 05:17 AM</text:p>
          </table:table-cell>
          <table:table-cell table:style-name="Default"/>
        </table:table-row>
        <table:table-row table:style-name="ro1">
          <table:table-cell office:value-type="float" office:value="1574122" calcext:value-type="float">
            <text:p>1574122</text:p>
          </table:table-cell>
          <table:table-cell table:style-name="ce1" table:formula="of:=[.E11]*24*60" office:value-type="float" office:value="62906750.6735633" calcext:value-type="float">
            <text:p>62,906,750.67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n</text:p>
          </table:table-cell>
          <table:table-cell table:style-name="ce2" office:value-type="date" office:date-value="2019-08-08T05:50:40.41" calcext:value-type="date">
            <text:p>08/08/19 05:50 AM</text:p>
          </table:table-cell>
          <table:table-cell table:style-name="Default"/>
        </table:table-row>
        <table:table-row table:style-name="ro1">
          <table:table-cell office:value-type="float" office:value="1574904" calcext:value-type="float">
            <text:p>1574904</text:p>
          </table:table-cell>
          <table:table-cell table:style-name="ce1" table:formula="of:=[.E12]*24*60" office:value-type="float" office:value="62906761.6736287" calcext:value-type="float">
            <text:p>62,906,761.67</text:p>
          </table:table-cell>
          <table:table-cell office:value-type="string" calcext:value-type="string">
            <text:p>switch.boiler</text:p>
          </table:table-cell>
          <table:table-cell office:value-type="string" calcext:value-type="string">
            <text:p>off</text:p>
          </table:table-cell>
          <table:table-cell table:style-name="ce2" office:value-type="date" office:date-value="2019-08-08T06:01:40.42" calcext:value-type="date">
            <text:p>08/08/19 06:01 AM</text:p>
          </table:table-cell>
          <table:table-cell table:style-name="Default"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throom" table:style-name="ta1"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4"/>
        <table:table-column table:style-name="co7" table:default-cell-style-name="Default"/>
        <table:table-row table:style-name="ro1">
          <table:table-cell office:value-type="string" calcext:value-type="string">
            <text:p>state_id</text:p>
          </table:table-cell>
          <table:table-cell office:value-type="string" calcext:value-type="string">
            <text:p>minute_ts</text:p>
          </table:table-cell>
          <table:table-cell office:value-type="string" calcext:value-type="string">
            <text:p>entity_i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urr_temp</text:p>
          </table:table-cell>
          <table:table-cell office:value-type="string" calcext:value-type="string">
            <text:p>created</text:p>
          </table:table-cell>
          <table:table-cell table:number-columns-repeated="3"/>
        </table:table-row>
        <table:table-row table:style-name="ro1">
          <table:table-cell office:value-type="float" office:value="618158" calcext:value-type="float">
            <text:p>618158</text:p>
          </table:table-cell>
          <table:table-cell table:formula="of:=(TIMEVALUE([.G2])+DATEVALUE([.G2]))*24*60" office:value-type="float" office:value="62891781.6699462" calcext:value-type="float">
            <text:p>62,891,781.6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19-07-28 20:21:40.19677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18171" calcext:value-type="float">
            <text:p>618171</text:p>
          </table:table-cell>
          <table:table-cell table:formula="of:=(TIMEVALUE([.G3])+DATEVALUE([.G3]))*24*60" office:value-type="float" office:value="62891781.73652" calcext:value-type="float">
            <text:p>62,891,781.7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19-07-28 20:21:44.19120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25674" calcext:value-type="float">
            <text:p>625674</text:p>
          </table:table-cell>
          <table:table-cell table:formula="of:=(TIMEVALUE([.G4])+DATEVALUE([.G4]))*24*60" office:value-type="float" office:value="62891891.0486341" calcext:value-type="float">
            <text:p>62,891,891.0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19-07-28 22:11:02.91804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45299" calcext:value-type="float">
            <text:p>645299</text:p>
          </table:table-cell>
          <table:table-cell table:formula="of:=(TIMEVALUE([.G5])+DATEVALUE([.G5]))*24*60" office:value-type="float" office:value="62892197.0456877" calcext:value-type="float">
            <text:p>62,892,197.0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019-07-29 03:17:02.74126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58641" calcext:value-type="float">
            <text:p>658641</text:p>
          </table:table-cell>
          <table:table-cell table:formula="of:=(TIMEVALUE([.G6])+DATEVALUE([.G6]))*24*60" office:value-type="float" office:value="62892401.0411934" calcext:value-type="float">
            <text:p>62,892,401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019-07-29 06:41:02.47160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68931" calcext:value-type="float">
            <text:p>668931</text:p>
          </table:table-cell>
          <table:table-cell table:formula="of:=(TIMEVALUE([.G7])+DATEVALUE([.G7]))*24*60" office:value-type="float" office:value="62892537.0413871" calcext:value-type="float">
            <text:p>62,892,537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019-07-29 08:57:02.48322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71871" calcext:value-type="float">
            <text:p>671871</text:p>
          </table:table-cell>
          <table:table-cell table:formula="of:=(TIMEVALUE([.G8])+DATEVALUE([.G8]))*24*60" office:value-type="float" office:value="62892579.0437313" calcext:value-type="float">
            <text:p>62,892,579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019-07-29 09:39:02.62387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75183" calcext:value-type="float">
            <text:p>675183</text:p>
          </table:table-cell>
          <table:table-cell table:formula="of:=(TIMEVALUE([.G9])+DATEVALUE([.G9]))*24*60" office:value-type="float" office:value="62892619.0391716" calcext:value-type="float">
            <text:p>62,892,619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019-07-29 10:19:02.35029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77101" calcext:value-type="float">
            <text:p>677101</text:p>
          </table:table-cell>
          <table:table-cell table:formula="of:=(TIMEVALUE([.G10])+DATEVALUE([.G10]))*24*60" office:value-type="float" office:value="62892639.0401557" calcext:value-type="float">
            <text:p>62,892,639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019-07-29 10:39:02.40934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77721" calcext:value-type="float">
            <text:p>677721</text:p>
          </table:table-cell>
          <table:table-cell table:formula="of:=(TIMEVALUE([.G11])+DATEVALUE([.G11]))*24*60" office:value-type="float" office:value="62892647.039029" calcext:value-type="float">
            <text:p>62,892,647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019-07-29 10:47:02.3417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78322" calcext:value-type="float">
            <text:p>678322</text:p>
          </table:table-cell>
          <table:table-cell table:formula="of:=(TIMEVALUE([.G12])+DATEVALUE([.G12]))*24*60" office:value-type="float" office:value="62892655.038901" calcext:value-type="float">
            <text:p>62,892,655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019-07-29 10:55:02.33406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79479" calcext:value-type="float">
            <text:p>679479</text:p>
          </table:table-cell>
          <table:table-cell table:formula="of:=(TIMEVALUE([.G13])+DATEVALUE([.G13]))*24*60" office:value-type="float" office:value="62892669.0389783" calcext:value-type="float">
            <text:p>62,892,669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019-07-29 11:09:02.33869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85736" calcext:value-type="float">
            <text:p>685736</text:p>
          </table:table-cell>
          <table:table-cell table:formula="of:=(TIMEVALUE([.G14])+DATEVALUE([.G14]))*24*60" office:value-type="float" office:value="62892759.0384755" calcext:value-type="float">
            <text:p>62,892,759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019-07-29 12:39:02.30852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86711" calcext:value-type="float">
            <text:p>686711</text:p>
          </table:table-cell>
          <table:table-cell table:formula="of:=(TIMEVALUE([.G15])+DATEVALUE([.G15]))*24*60" office:value-type="float" office:value="62892775.0367474" calcext:value-type="float">
            <text:p>62,892,775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019-07-29 12:55:02.20484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88497" calcext:value-type="float">
            <text:p>688497</text:p>
          </table:table-cell>
          <table:table-cell table:formula="of:=(TIMEVALUE([.G16])+DATEVALUE([.G16]))*24*60" office:value-type="float" office:value="62892793.0369245" calcext:value-type="float">
            <text:p>62,892,793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7-29 13:13:02.21547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91740" calcext:value-type="float">
            <text:p>691740</text:p>
          </table:table-cell>
          <table:table-cell table:formula="of:=(TIMEVALUE([.G17])+DATEVALUE([.G17]))*24*60" office:value-type="float" office:value="62892825.0368321" calcext:value-type="float">
            <text:p>62,892,825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7-29 13:45:02.20992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95954" calcext:value-type="float">
            <text:p>695954</text:p>
          </table:table-cell>
          <table:table-cell table:formula="of:=(TIMEVALUE([.G18])+DATEVALUE([.G18]))*24*60" office:value-type="float" office:value="62892879.0362111" calcext:value-type="float">
            <text:p>62,892,879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23.0</text:p>
          </table:table-cell>
          <table:table-cell office:value-type="string" calcext:value-type="string">
            <text:p>2019-07-29 14:39:02.17266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711289" calcext:value-type="float">
            <text:p>711289</text:p>
          </table:table-cell>
          <table:table-cell table:formula="of:=(TIMEVALUE([.G19])+DATEVALUE([.G19]))*24*60" office:value-type="float" office:value="62893103.032776" calcext:value-type="float">
            <text:p>62,893,103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019-07-29 18:23:01.96656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723400" calcext:value-type="float">
            <text:p>723400</text:p>
          </table:table-cell>
          <table:table-cell table:formula="of:=(TIMEVALUE([.G20])+DATEVALUE([.G20]))*24*60" office:value-type="float" office:value="62893299.030268" calcext:value-type="float">
            <text:p>62,893,299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019-07-29 21:39:01.81608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749696" calcext:value-type="float">
            <text:p>749696</text:p>
          </table:table-cell>
          <table:table-cell table:formula="of:=(TIMEVALUE([.G21])+DATEVALUE([.G21]))*24*60" office:value-type="float" office:value="62893743.0388571" calcext:value-type="float">
            <text:p>62,893,743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019-07-30 05:03:02.33142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754222" calcext:value-type="float">
            <text:p>754222</text:p>
          </table:table-cell>
          <table:table-cell table:formula="of:=(TIMEVALUE([.G22])+DATEVALUE([.G22]))*24*60" office:value-type="float" office:value="62893799.0287098" calcext:value-type="float">
            <text:p>62,893,799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019-07-30 05:59:01.72258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759690" calcext:value-type="float">
            <text:p>759690</text:p>
          </table:table-cell>
          <table:table-cell table:formula="of:=(TIMEVALUE([.G23])+DATEVALUE([.G23]))*24*60" office:value-type="float" office:value="62893877.0225805" calcext:value-type="float">
            <text:p>62,893,877.02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019-07-30 07:17:01.35482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763942" calcext:value-type="float">
            <text:p>763942</text:p>
          </table:table-cell>
          <table:table-cell table:formula="of:=(TIMEVALUE([.G24])+DATEVALUE([.G24]))*24*60" office:value-type="float" office:value="62893939.0229825" calcext:value-type="float">
            <text:p>62,893,939.02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019-07-30 08:19:01.37895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822788" calcext:value-type="float">
            <text:p>822788</text:p>
          </table:table-cell>
          <table:table-cell table:formula="of:=(TIMEVALUE([.G25])+DATEVALUE([.G25]))*24*60" office:value-type="float" office:value="62894919.008359" calcext:value-type="float">
            <text:p>62,894,919.01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019-07-31 00:39:00.5015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837538" calcext:value-type="float">
            <text:p>837538</text:p>
          </table:table-cell>
          <table:table-cell table:formula="of:=(TIMEVALUE([.G26])+DATEVALUE([.G26]))*24*60" office:value-type="float" office:value="62895191.4639157" calcext:value-type="float">
            <text:p>62,895,191.4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019-07-31 05:11:27.83494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840078" calcext:value-type="float">
            <text:p>840078</text:p>
          </table:table-cell>
          <table:table-cell table:formula="of:=(TIMEVALUE([.G27])+DATEVALUE([.G27]))*24*60" office:value-type="float" office:value="62895239.0288324" calcext:value-type="float">
            <text:p>62,895,239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019-07-31 05:59:01.72994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854252" calcext:value-type="float">
            <text:p>854252</text:p>
          </table:table-cell>
          <table:table-cell table:formula="of:=(TIMEVALUE([.G28])+DATEVALUE([.G28]))*24*60" office:value-type="float" office:value="62895483.0011527" calcext:value-type="float">
            <text:p>62,895,483.00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019-07-31 10:03:00.06916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905386" calcext:value-type="float">
            <text:p>905386</text:p>
          </table:table-cell>
          <table:table-cell table:formula="of:=(TIMEVALUE([.G29])+DATEVALUE([.G29]))*24*60" office:value-type="float" office:value="62896347.025855" calcext:value-type="float">
            <text:p>62,896,347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019-08-01 00:27:01.55130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922248" calcext:value-type="float">
            <text:p>922248</text:p>
          </table:table-cell>
          <table:table-cell table:formula="of:=(TIMEVALUE([.G30])+DATEVALUE([.G30]))*24*60" office:value-type="float" office:value="62896625.8318586" calcext:value-type="float">
            <text:p>62,896,625.8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019-08-01 05:05:49.9115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923125" calcext:value-type="float">
            <text:p>923125</text:p>
          </table:table-cell>
          <table:table-cell table:formula="of:=(TIMEVALUE([.G31])+DATEVALUE([.G31]))*24*60" office:value-type="float" office:value="62896640.9872268" calcext:value-type="float">
            <text:p>62,896,640.99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1 05:20:59.23360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925255" calcext:value-type="float">
            <text:p>925255</text:p>
          </table:table-cell>
          <table:table-cell table:formula="of:=(TIMEVALUE([.G32])+DATEVALUE([.G32]))*24*60" office:value-type="float" office:value="62896679.0307645" calcext:value-type="float">
            <text:p>62,896,679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1 05:59:01.84586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944529" calcext:value-type="float">
            <text:p>944529</text:p>
          </table:table-cell>
          <table:table-cell table:formula="of:=(TIMEVALUE([.G33])+DATEVALUE([.G33]))*24*60" office:value-type="float" office:value="62896990.9813275" calcext:value-type="float">
            <text:p>62,896,990.9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1 11:10:58.87965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011266" calcext:value-type="float">
            <text:p>1011266</text:p>
          </table:table-cell>
          <table:table-cell table:formula="of:=(TIMEVALUE([.G34])+DATEVALUE([.G34]))*24*60" office:value-type="float" office:value="62898074.3105111" calcext:value-type="float">
            <text:p>62,898,074.31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2 05:14:18.63066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014075" calcext:value-type="float">
            <text:p>1014075</text:p>
          </table:table-cell>
          <table:table-cell table:formula="of:=(TIMEVALUE([.G35])+DATEVALUE([.G35]))*24*60" office:value-type="float" office:value="62898119.0289092" calcext:value-type="float">
            <text:p>62,898,119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2 05:59:01.73455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068373" calcext:value-type="float">
            <text:p>1068373</text:p>
          </table:table-cell>
          <table:table-cell table:formula="of:=(TIMEVALUE([.G36])+DATEVALUE([.G36]))*24*60" office:value-type="float" office:value="62898900.0287604" calcext:value-type="float">
            <text:p>62,898,90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2 19:00:01.72562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068375" calcext:value-type="float">
            <text:p>1068375</text:p>
          </table:table-cell>
          <table:table-cell table:formula="of:=(TIMEVALUE([.G37])+DATEVALUE([.G37]))*24*60" office:value-type="float" office:value="62898900.0335474" calcext:value-type="float">
            <text:p>62,898,90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2 19:00:02.01284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080328" calcext:value-type="float">
            <text:p>1080328</text:p>
          </table:table-cell>
          <table:table-cell table:formula="of:=(TIMEVALUE([.G38])+DATEVALUE([.G38]))*24*60" office:value-type="float" office:value="62899050.0280178" calcext:value-type="float">
            <text:p>62,899,05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2 21:30:01.68107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11179" calcext:value-type="float">
            <text:p>1111179</text:p>
          </table:table-cell>
          <table:table-cell table:formula="of:=(TIMEVALUE([.G39])+DATEVALUE([.G39]))*24*60" office:value-type="float" office:value="62899566.946486" calcext:value-type="float">
            <text:p>62,899,566.9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22.0</text:p>
          </table:table-cell>
          <table:table-cell office:value-type="string" calcext:value-type="string">
            <text:p>2019-08-03 06:06:56.78915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25232" calcext:value-type="float">
            <text:p>1125232</text:p>
          </table:table-cell>
          <table:table-cell table:formula="of:=(TIMEVALUE([.G40])+DATEVALUE([.G40]))*24*60" office:value-type="float" office:value="62899758.9435188" calcext:value-type="float">
            <text:p>62,899,758.9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3 09:18:56.61112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30150" calcext:value-type="float">
            <text:p>1130150</text:p>
          </table:table-cell>
          <table:table-cell table:formula="of:=(TIMEVALUE([.G41])+DATEVALUE([.G41]))*24*60" office:value-type="float" office:value="62899818.9434278" calcext:value-type="float">
            <text:p>62,899,818.9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019-08-03 10:18:56.60566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31876" calcext:value-type="float">
            <text:p>1131876</text:p>
          </table:table-cell>
          <table:table-cell table:formula="of:=(TIMEVALUE([.G42])+DATEVALUE([.G42]))*24*60" office:value-type="float" office:value="62899846.9420281" calcext:value-type="float">
            <text:p>62,899,846.9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3 10:46:56.52168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42640" calcext:value-type="float">
            <text:p>1142640</text:p>
          </table:table-cell>
          <table:table-cell table:formula="of:=(TIMEVALUE([.G43])+DATEVALUE([.G43]))*24*60" office:value-type="float" office:value="62900004.9410715" calcext:value-type="float">
            <text:p>62,900,004.9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22.0</text:p>
          </table:table-cell>
          <table:table-cell office:value-type="string" calcext:value-type="string">
            <text:p>2019-08-03 13:24:56.46428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52070" calcext:value-type="float">
            <text:p>1152070</text:p>
          </table:table-cell>
          <table:table-cell table:formula="of:=(TIMEVALUE([.G44])+DATEVALUE([.G44]))*24*60" office:value-type="float" office:value="62900158.028889" calcext:value-type="float">
            <text:p>62,900,158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19-08-03 15:58:01.73334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52072" calcext:value-type="float">
            <text:p>1152072</text:p>
          </table:table-cell>
          <table:table-cell table:formula="of:=(TIMEVALUE([.G45])+DATEVALUE([.G45]))*24*60" office:value-type="float" office:value="62900158.0339631" calcext:value-type="float">
            <text:p>62,900,158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19-08-03 15:58:02.03778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65052" calcext:value-type="float">
            <text:p>1165052</text:p>
          </table:table-cell>
          <table:table-cell table:formula="of:=(TIMEVALUE([.G46])+DATEVALUE([.G46]))*24*60" office:value-type="float" office:value="62900340.0291713" calcext:value-type="float">
            <text:p>62,900,34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table:number-columns-repeated="2" office:value-type="string" calcext:value-type="string">
            <text:p>22.0</text:p>
          </table:table-cell>
          <table:table-cell office:value-type="string" calcext:value-type="string">
            <text:p>2019-08-03 19:00:01.75027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76156" calcext:value-type="float">
            <text:p>1176156</text:p>
          </table:table-cell>
          <table:table-cell table:formula="of:=(TIMEVALUE([.G47])+DATEVALUE([.G47]))*24*60" office:value-type="float" office:value="62900490.0288983" calcext:value-type="float">
            <text:p>62,900,49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22.0</text:p>
          </table:table-cell>
          <table:table-cell office:value-type="string" calcext:value-type="string">
            <text:p>2019-08-03 21:30:01.73389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198769" calcext:value-type="float">
            <text:p>1198769</text:p>
          </table:table-cell>
          <table:table-cell table:formula="of:=(TIMEVALUE([.G48])+DATEVALUE([.G48]))*24*60" office:value-type="float" office:value="62900852.9460302" calcext:value-type="float">
            <text:p>62,900,852.9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4 03:32:56.76181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204315" calcext:value-type="float">
            <text:p>1204315</text:p>
          </table:table-cell>
          <table:table-cell table:formula="of:=(TIMEVALUE([.G49])+DATEVALUE([.G49]))*24*60" office:value-type="float" office:value="62900940.0623817" calcext:value-type="float">
            <text:p>62,900,940.0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4 05:00:03.74290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204317" calcext:value-type="float">
            <text:p>1204317</text:p>
          </table:table-cell>
          <table:table-cell table:formula="of:=(TIMEVALUE([.G50])+DATEVALUE([.G50]))*24*60" office:value-type="float" office:value="62900940.0670081" calcext:value-type="float">
            <text:p>62,900,940.0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4 05:00:04.0204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212302" calcext:value-type="float">
            <text:p>1212302</text:p>
          </table:table-cell>
          <table:table-cell table:formula="of:=(TIMEVALUE([.G51])+DATEVALUE([.G51]))*24*60" office:value-type="float" office:value="62901060.0510352" calcext:value-type="float">
            <text:p>62,901,060.0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4 07:00:03.06210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259252" calcext:value-type="float">
            <text:p>1259252</text:p>
          </table:table-cell>
          <table:table-cell table:formula="of:=(TIMEVALUE([.G52])+DATEVALUE([.G52]))*24*60" office:value-type="float" office:value="62901780.0341179" calcext:value-type="float">
            <text:p>62,901,78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4 19:00:02.04707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269761" calcext:value-type="float">
            <text:p>1269761</text:p>
          </table:table-cell>
          <table:table-cell table:formula="of:=(TIMEVALUE([.G53])+DATEVALUE([.G53]))*24*60" office:value-type="float" office:value="62901930.0335541" calcext:value-type="float">
            <text:p>62,901,93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4 21:30:02.01324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295696" calcext:value-type="float">
            <text:p>1295696</text:p>
          </table:table-cell>
          <table:table-cell table:formula="of:=(TIMEVALUE([.G54])+DATEVALUE([.G54]))*24*60" office:value-type="float" office:value="62902350.048281" calcext:value-type="float">
            <text:p>62,902,350.0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5 04:30:02.89686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295698" calcext:value-type="float">
            <text:p>1295698</text:p>
          </table:table-cell>
          <table:table-cell table:formula="of:=(TIMEVALUE([.G55])+DATEVALUE([.G55]))*24*60" office:value-type="float" office:value="62902350.0528775" calcext:value-type="float">
            <text:p>62,902,350.0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5 04:30:03.17265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01885" calcext:value-type="float">
            <text:p>1301885</text:p>
          </table:table-cell>
          <table:table-cell table:formula="of:=(TIMEVALUE([.G56])+DATEVALUE([.G56]))*24*60" office:value-type="float" office:value="62902440.0491002" calcext:value-type="float">
            <text:p>62,902,440.0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5 06:00:02.94600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03842" calcext:value-type="float">
            <text:p>1303842</text:p>
          </table:table-cell>
          <table:table-cell table:formula="of:=(TIMEVALUE([.G57])+DATEVALUE([.G57]))*24*60" office:value-type="float" office:value="62902470.1006587" calcext:value-type="float">
            <text:p>62,902,470.10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5 06:30:06.0395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04376" calcext:value-type="float">
            <text:p>1304376</text:p>
          </table:table-cell>
          <table:table-cell table:formula="of:=(TIMEVALUE([.G58])+DATEVALUE([.G58]))*24*60" office:value-type="float" office:value="62902471.8085659" calcext:value-type="float">
            <text:p>62,902,471.81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19-08-05 06:31:48.51395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06715" calcext:value-type="float">
            <text:p>1306715</text:p>
          </table:table-cell>
          <table:table-cell table:formula="of:=(TIMEVALUE([.G59])+DATEVALUE([.G59]))*24*60" office:value-type="float" office:value="62902500.0543992" calcext:value-type="float">
            <text:p>62,902,500.0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19-08-05 07:00:03.26395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06888" calcext:value-type="float">
            <text:p>1306888</text:p>
          </table:table-cell>
          <table:table-cell table:formula="of:=(TIMEVALUE([.G60])+DATEVALUE([.G60]))*24*60" office:value-type="float" office:value="62902503.0351061" calcext:value-type="float">
            <text:p>62,902,503.0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19-08-05 07:03:02.10636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07906" calcext:value-type="float">
            <text:p>1307906</text:p>
          </table:table-cell>
          <table:table-cell table:formula="of:=(TIMEVALUE([.G61])+DATEVALUE([.G61]))*24*60" office:value-type="float" office:value="62902518.9063039" calcext:value-type="float">
            <text:p>62,902,518.91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5 07:18:54.37823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11895" calcext:value-type="float">
            <text:p>1311895</text:p>
          </table:table-cell>
          <table:table-cell table:formula="of:=(TIMEVALUE([.G62])+DATEVALUE([.G62]))*24*60" office:value-type="float" office:value="62902569.3793209" calcext:value-type="float">
            <text:p>62,902,569.3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5 08:09:22.75925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12334" calcext:value-type="float">
            <text:p>1312334</text:p>
          </table:table-cell>
          <table:table-cell table:formula="of:=(TIMEVALUE([.G63])+DATEVALUE([.G63]))*24*60" office:value-type="float" office:value="62902571.3100072" calcext:value-type="float">
            <text:p>62,902,571.31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5 08:11:18.60043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12339" calcext:value-type="float">
            <text:p>1312339</text:p>
          </table:table-cell>
          <table:table-cell table:formula="of:=(TIMEVALUE([.G64])+DATEVALUE([.G64]))*24*60" office:value-type="float" office:value="62902571.3243448" calcext:value-type="float">
            <text:p>62,902,571.32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019-08-05 08:11:19.4606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15449" calcext:value-type="float">
            <text:p>1315449</text:p>
          </table:table-cell>
          <table:table-cell table:formula="of:=(TIMEVALUE([.G65])+DATEVALUE([.G65]))*24*60" office:value-type="float" office:value="62902616.9052472" calcext:value-type="float">
            <text:p>62,902,616.91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19-08-05 08:56:54.31482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34771" calcext:value-type="float">
            <text:p>1334771</text:p>
          </table:table-cell>
          <table:table-cell table:formula="of:=(TIMEVALUE([.G66])+DATEVALUE([.G66]))*24*60" office:value-type="float" office:value="62902898.9012747" calcext:value-type="float">
            <text:p>62,902,898.90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5 13:38:54.07648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54860" calcext:value-type="float">
            <text:p>1354860</text:p>
          </table:table-cell>
          <table:table-cell table:formula="of:=(TIMEVALUE([.G67])+DATEVALUE([.G67]))*24*60" office:value-type="float" office:value="62903220.0280794" calcext:value-type="float">
            <text:p>62,903,22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5 19:00:01.68476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63727" calcext:value-type="float">
            <text:p>1363727</text:p>
          </table:table-cell>
          <table:table-cell table:formula="of:=(TIMEVALUE([.G68])+DATEVALUE([.G68]))*24*60" office:value-type="float" office:value="62903370.0291405" calcext:value-type="float">
            <text:p>62,903,37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5 21:30:01.7484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87848" calcext:value-type="float">
            <text:p>1387848</text:p>
          </table:table-cell>
          <table:table-cell table:formula="of:=(TIMEVALUE([.G69])+DATEVALUE([.G69]))*24*60" office:value-type="float" office:value="62903790.0280993" calcext:value-type="float">
            <text:p>62,903,79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04:30:01.68596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94317" calcext:value-type="float">
            <text:p>1394317</text:p>
          </table:table-cell>
          <table:table-cell table:formula="of:=(TIMEVALUE([.G70])+DATEVALUE([.G70]))*24*60" office:value-type="float" office:value="62903880.0287479" calcext:value-type="float">
            <text:p>62,903,880.0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06:00:01.72487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398570" calcext:value-type="float">
            <text:p>1398570</text:p>
          </table:table-cell>
          <table:table-cell table:formula="of:=(TIMEVALUE([.G71])+DATEVALUE([.G71]))*24*60" office:value-type="float" office:value="62903940.0557336" calcext:value-type="float">
            <text:p>62,903,940.0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07:00:03.3440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04554" calcext:value-type="float">
            <text:p>1404554</text:p>
          </table:table-cell>
          <table:table-cell table:formula="of:=(TIMEVALUE([.G72])+DATEVALUE([.G72]))*24*60" office:value-type="float" office:value="62904062.0660242" calcext:value-type="float">
            <text:p>62,904,062.0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09:02:03.96145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04629" calcext:value-type="float">
            <text:p>1404629</text:p>
          </table:table-cell>
          <table:table-cell table:formula="of:=(TIMEVALUE([.G73])+DATEVALUE([.G73]))*24*60" office:value-type="float" office:value="62904063.0585827" calcext:value-type="float">
            <text:p>62,904,063.0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09:03:03.51496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07420" calcext:value-type="float">
            <text:p>1407420</text:p>
          </table:table-cell>
          <table:table-cell table:formula="of:=(TIMEVALUE([.G74])+DATEVALUE([.G74]))*24*60" office:value-type="float" office:value="62904112.573544" calcext:value-type="float">
            <text:p>62,904,112.5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09:52:34.41263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07616" calcext:value-type="float">
            <text:p>1407616</text:p>
          </table:table-cell>
          <table:table-cell table:formula="of:=(TIMEVALUE([.G75])+DATEVALUE([.G75]))*24*60" office:value-type="float" office:value="62904115.5560148" calcext:value-type="float">
            <text:p>62,904,115.5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09:55:33.36088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12429" calcext:value-type="float">
            <text:p>1412429</text:p>
          </table:table-cell>
          <table:table-cell table:formula="of:=(TIMEVALUE([.G76])+DATEVALUE([.G76]))*24*60" office:value-type="float" office:value="62904192.8861372" calcext:value-type="float">
            <text:p>62,904,192.89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019-08-06 11:12:53.1682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14043" calcext:value-type="float">
            <text:p>1414043</text:p>
          </table:table-cell>
          <table:table-cell table:formula="of:=(TIMEVALUE([.G77])+DATEVALUE([.G77]))*24*60" office:value-type="float" office:value="62904212.883754" calcext:value-type="float">
            <text:p>62,904,212.8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11:32:53.02524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14508" calcext:value-type="float">
            <text:p>1414508</text:p>
          </table:table-cell>
          <table:table-cell table:formula="of:=(TIMEVALUE([.G78])+DATEVALUE([.G78]))*24*60" office:value-type="float" office:value="62904220.8833897" calcext:value-type="float">
            <text:p>62,904,220.8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19-08-06 11:40:53.00338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15099" calcext:value-type="float">
            <text:p>1415099</text:p>
          </table:table-cell>
          <table:table-cell table:formula="of:=(TIMEVALUE([.G79])+DATEVALUE([.G79]))*24*60" office:value-type="float" office:value="62904230.8829215" calcext:value-type="float">
            <text:p>62,904,230.8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6 11:50:52.97529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16367" calcext:value-type="float">
            <text:p>1416367</text:p>
          </table:table-cell>
          <table:table-cell table:formula="of:=(TIMEVALUE([.G80])+DATEVALUE([.G80]))*24*60" office:value-type="float" office:value="62904248.8825863" calcext:value-type="float">
            <text:p>62,904,248.8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019-08-06 12:08:52.95517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18130" calcext:value-type="float">
            <text:p>1418130</text:p>
          </table:table-cell>
          <table:table-cell table:formula="of:=(TIMEVALUE([.G81])+DATEVALUE([.G81]))*24*60" office:value-type="float" office:value="62904278.8823345" calcext:value-type="float">
            <text:p>62,904,278.8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019-08-06 12:38:52.94007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28332" calcext:value-type="float">
            <text:p>1428332</text:p>
          </table:table-cell>
          <table:table-cell table:formula="of:=(TIMEVALUE([.G82])+DATEVALUE([.G82]))*24*60" office:value-type="float" office:value="62904432.9177782" calcext:value-type="float">
            <text:p>62,904,432.92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019-08-06 15:12:55.06669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30739" calcext:value-type="float">
            <text:p>1430739</text:p>
          </table:table-cell>
          <table:table-cell table:formula="of:=(TIMEVALUE([.G83])+DATEVALUE([.G83]))*24*60" office:value-type="float" office:value="62904472.9100058" calcext:value-type="float">
            <text:p>62,904,472.91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019-08-06 15:52:54.60035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34089" calcext:value-type="float">
            <text:p>1434089</text:p>
          </table:table-cell>
          <table:table-cell table:formula="of:=(TIMEVALUE([.G84])+DATEVALUE([.G84]))*24*60" office:value-type="float" office:value="62904526.8980719" calcext:value-type="float">
            <text:p>62,904,526.90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19-08-06 16:46:53.88431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41636" calcext:value-type="float">
            <text:p>1441636</text:p>
          </table:table-cell>
          <table:table-cell table:formula="of:=(TIMEVALUE([.G85])+DATEVALUE([.G85]))*24*60" office:value-type="float" office:value="62904660.5297833" calcext:value-type="float">
            <text:p>62,904,660.5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table:number-columns-repeated="2" office:value-type="string" calcext:value-type="string">
            <text:p>22.0</text:p>
          </table:table-cell>
          <table:table-cell office:value-type="string" calcext:value-type="string">
            <text:p>2019-08-06 19:00:31.78699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43177" calcext:value-type="float">
            <text:p>1443177</text:p>
          </table:table-cell>
          <table:table-cell table:formula="of:=(TIMEVALUE([.G86])+DATEVALUE([.G86]))*24*60" office:value-type="float" office:value="62904684.8769875" calcext:value-type="float">
            <text:p>62,904,684.8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19:24:52.61925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50681" calcext:value-type="float">
            <text:p>1450681</text:p>
          </table:table-cell>
          <table:table-cell table:formula="of:=(TIMEVALUE([.G87])+DATEVALUE([.G87]))*24*60" office:value-type="float" office:value="62904810.6768671" calcext:value-type="float">
            <text:p>62,904,810.6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6 21:30:40.61202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74591" calcext:value-type="float">
            <text:p>1474591</text:p>
          </table:table-cell>
          <table:table-cell table:formula="of:=(TIMEVALUE([.G88])+DATEVALUE([.G88]))*24*60" office:value-type="float" office:value="62905230.5493425" calcext:value-type="float">
            <text:p>62,905,230.5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7 04:30:32.96054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74595" calcext:value-type="float">
            <text:p>1474595</text:p>
          </table:table-cell>
          <table:table-cell table:formula="of:=(TIMEVALUE([.G89])+DATEVALUE([.G89]))*24*60" office:value-type="float" office:value="62905230.5592803" calcext:value-type="float">
            <text:p>62,905,230.5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7 04:30:33.55681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80903" calcext:value-type="float">
            <text:p>1480903</text:p>
          </table:table-cell>
          <table:table-cell table:formula="of:=(TIMEVALUE([.G90])+DATEVALUE([.G90]))*24*60" office:value-type="float" office:value="62905320.5321429" calcext:value-type="float">
            <text:p>62,905,320.5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7 06:00:31.92857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81293" calcext:value-type="float">
            <text:p>1481293</text:p>
          </table:table-cell>
          <table:table-cell table:formula="of:=(TIMEVALUE([.G91])+DATEVALUE([.G91]))*24*60" office:value-type="float" office:value="62905324.8692981" calcext:value-type="float">
            <text:p>62,905,324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23.0</text:p>
          </table:table-cell>
          <table:table-cell office:value-type="string" calcext:value-type="string">
            <text:p>2019-08-07 06:04:52.1578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82501" calcext:value-type="float">
            <text:p>1482501</text:p>
          </table:table-cell>
          <table:table-cell table:formula="of:=(TIMEVALUE([.G92])+DATEVALUE([.G92]))*24*60" office:value-type="float" office:value="62905340.8047459" calcext:value-type="float">
            <text:p>62,905,340.80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7 06:20:48.28475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85448" calcext:value-type="float">
            <text:p>1485448</text:p>
          </table:table-cell>
          <table:table-cell table:formula="of:=(TIMEVALUE([.G93])+DATEVALUE([.G93]))*24*60" office:value-type="float" office:value="62905380.5289765" calcext:value-type="float">
            <text:p>62,905,380.5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7 07:00:31.7385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88143" calcext:value-type="float">
            <text:p>1488143</text:p>
          </table:table-cell>
          <table:table-cell table:formula="of:=(TIMEVALUE([.G94])+DATEVALUE([.G94]))*24*60" office:value-type="float" office:value="62905416.8676695" calcext:value-type="float">
            <text:p>62,905,416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7 07:36:52.06017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3887" calcext:value-type="float">
            <text:p>1493887</text:p>
          </table:table-cell>
          <table:table-cell table:formula="of:=(TIMEVALUE([.G95])+DATEVALUE([.G95]))*24*60" office:value-type="float" office:value="62905500.5295867" calcext:value-type="float">
            <text:p>62,905,500.5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7 09:00:31.77520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4280" calcext:value-type="float">
            <text:p>1494280</text:p>
          </table:table-cell>
          <table:table-cell table:formula="of:=(TIMEVALUE([.G96])+DATEVALUE([.G96]))*24*60" office:value-type="float" office:value="62905506.8658609" calcext:value-type="float">
            <text:p>62,905,506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7 09:06:51.95165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4526" calcext:value-type="float">
            <text:p>1494526</text:p>
          </table:table-cell>
          <table:table-cell table:formula="of:=(TIMEVALUE([.G97])+DATEVALUE([.G97]))*24*60" office:value-type="float" office:value="62905510.8660512" calcext:value-type="float">
            <text:p>62,905,510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019-08-07 09:10:51.96307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5011" calcext:value-type="float">
            <text:p>1495011</text:p>
          </table:table-cell>
          <table:table-cell table:formula="of:=(TIMEVALUE([.G98])+DATEVALUE([.G98]))*24*60" office:value-type="float" office:value="62905518.8703097" calcext:value-type="float">
            <text:p>62,905,518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019-08-07 09:18:52.21857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5278" calcext:value-type="float">
            <text:p>1495278</text:p>
          </table:table-cell>
          <table:table-cell table:formula="of:=(TIMEVALUE([.G99])+DATEVALUE([.G99]))*24*60" office:value-type="float" office:value="62905522.8659363" calcext:value-type="float">
            <text:p>62,905,522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019-08-07 09:22:51.95617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5400" calcext:value-type="float">
            <text:p>1495400</text:p>
          </table:table-cell>
          <table:table-cell table:formula="of:=(TIMEVALUE([.G100])+DATEVALUE([.G100]))*24*60" office:value-type="float" office:value="62905524.8661324" calcext:value-type="float">
            <text:p>62,905,524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019-08-07 09:24:51.96794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5550" calcext:value-type="float">
            <text:p>1495550</text:p>
          </table:table-cell>
          <table:table-cell table:formula="of:=(TIMEVALUE([.G101])+DATEVALUE([.G101]))*24*60" office:value-type="float" office:value="62905526.8664151" calcext:value-type="float">
            <text:p>62,905,526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019-08-07 09:26:51.98490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5698" calcext:value-type="float">
            <text:p>1495698</text:p>
          </table:table-cell>
          <table:table-cell table:formula="of:=(TIMEVALUE([.G102])+DATEVALUE([.G102]))*24*60" office:value-type="float" office:value="62905528.8665192" calcext:value-type="float">
            <text:p>62,905,528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19-08-07 09:28:51.99115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5820" calcext:value-type="float">
            <text:p>1495820</text:p>
          </table:table-cell>
          <table:table-cell table:formula="of:=(TIMEVALUE([.G103])+DATEVALUE([.G103]))*24*60" office:value-type="float" office:value="62905530.5337427" calcext:value-type="float">
            <text:p>62,905,530.5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19-08-07 09:30:32.02456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5832" calcext:value-type="float">
            <text:p>1495832</text:p>
          </table:table-cell>
          <table:table-cell table:formula="of:=(TIMEVALUE([.G104])+DATEVALUE([.G104]))*24*60" office:value-type="float" office:value="62905530.8672237" calcext:value-type="float">
            <text:p>62,905,530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2019-08-07 09:30:52.0334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5949" calcext:value-type="float">
            <text:p>1495949</text:p>
          </table:table-cell>
          <table:table-cell table:formula="of:=(TIMEVALUE([.G105])+DATEVALUE([.G105]))*24*60" office:value-type="float" office:value="62905532.8665458" calcext:value-type="float">
            <text:p>62,905,532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2019-08-07 09:32:51.99274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6088" calcext:value-type="float">
            <text:p>1496088</text:p>
          </table:table-cell>
          <table:table-cell table:formula="of:=(TIMEVALUE([.G106])+DATEVALUE([.G106]))*24*60" office:value-type="float" office:value="62905534.8662332" calcext:value-type="float">
            <text:p>62,905,534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2019-08-07 09:34:51.97399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7624" calcext:value-type="float">
            <text:p>1497624</text:p>
          </table:table-cell>
          <table:table-cell table:formula="of:=(TIMEVALUE([.G107])+DATEVALUE([.G107]))*24*60" office:value-type="float" office:value="62905556.8660904" calcext:value-type="float">
            <text:p>62,905,556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2019-08-07 09:56:51.96542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7964" calcext:value-type="float">
            <text:p>1497964</text:p>
          </table:table-cell>
          <table:table-cell table:formula="of:=(TIMEVALUE([.G108])+DATEVALUE([.G108]))*24*60" office:value-type="float" office:value="62905560.8657018" calcext:value-type="float">
            <text:p>62,905,560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6</text:p>
          </table:table-cell>
          <table:table-cell office:value-type="string" calcext:value-type="string">
            <text:p>2019-08-07 10:00:51.94210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9334" calcext:value-type="float">
            <text:p>1499334</text:p>
          </table:table-cell>
          <table:table-cell table:formula="of:=(TIMEVALUE([.G109])+DATEVALUE([.G109]))*24*60" office:value-type="float" office:value="62905576.8646639" calcext:value-type="float">
            <text:p>62,905,576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019-08-07 10:16:51.8798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499926" calcext:value-type="float">
            <text:p>1499926</text:p>
          </table:table-cell>
          <table:table-cell table:formula="of:=(TIMEVALUE([.G110])+DATEVALUE([.G110]))*24*60" office:value-type="float" office:value="62905584.866833" calcext:value-type="float">
            <text:p>62,905,584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19-08-07 10:24:52.00998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0302" calcext:value-type="float">
            <text:p>1500302</text:p>
          </table:table-cell>
          <table:table-cell table:formula="of:=(TIMEVALUE([.G111])+DATEVALUE([.G111]))*24*60" office:value-type="float" office:value="62905590.8654775" calcext:value-type="float">
            <text:p>62,905,590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019-08-07 10:30:51.92865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0776" calcext:value-type="float">
            <text:p>1500776</text:p>
          </table:table-cell>
          <table:table-cell table:formula="of:=(TIMEVALUE([.G112])+DATEVALUE([.G112]))*24*60" office:value-type="float" office:value="62905598.8654786" calcext:value-type="float">
            <text:p>62,905,598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019-08-07 10:38:51.92871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1481" calcext:value-type="float">
            <text:p>1501481</text:p>
          </table:table-cell>
          <table:table-cell table:formula="of:=(TIMEVALUE([.G113])+DATEVALUE([.G113]))*24*60" office:value-type="float" office:value="62905610.8648268" calcext:value-type="float">
            <text:p>62,905,610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019-08-07 10:50:51.88961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1710" calcext:value-type="float">
            <text:p>1501710</text:p>
          </table:table-cell>
          <table:table-cell table:formula="of:=(TIMEVALUE([.G114])+DATEVALUE([.G114]))*24*60" office:value-type="float" office:value="62905614.8644041" calcext:value-type="float">
            <text:p>62,905,614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19-08-07 10:54:51.86424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2204" calcext:value-type="float">
            <text:p>1502204</text:p>
          </table:table-cell>
          <table:table-cell table:formula="of:=(TIMEVALUE([.G115])+DATEVALUE([.G115]))*24*60" office:value-type="float" office:value="62905622.8645215" calcext:value-type="float">
            <text:p>62,905,622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019-08-07 11:02:51.87129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2824" calcext:value-type="float">
            <text:p>1502824</text:p>
          </table:table-cell>
          <table:table-cell table:formula="of:=(TIMEVALUE([.G116])+DATEVALUE([.G116]))*24*60" office:value-type="float" office:value="62905632.8702747" calcext:value-type="float">
            <text:p>62,905,632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019-08-07 11:12:52.21648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3211" calcext:value-type="float">
            <text:p>1503211</text:p>
          </table:table-cell>
          <table:table-cell table:formula="of:=(TIMEVALUE([.G117])+DATEVALUE([.G117]))*24*60" office:value-type="float" office:value="62905638.8708106" calcext:value-type="float">
            <text:p>62,905,638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2019-08-07 11:18:52.2486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3577" calcext:value-type="float">
            <text:p>1503577</text:p>
          </table:table-cell>
          <table:table-cell table:formula="of:=(TIMEVALUE([.G118])+DATEVALUE([.G118]))*24*60" office:value-type="float" office:value="62905644.8644175" calcext:value-type="float">
            <text:p>62,905,644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019-08-07 11:24:51.86505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3950" calcext:value-type="float">
            <text:p>1503950</text:p>
          </table:table-cell>
          <table:table-cell table:formula="of:=(TIMEVALUE([.G119])+DATEVALUE([.G119]))*24*60" office:value-type="float" office:value="62905650.8694119" calcext:value-type="float">
            <text:p>62,905,650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019-08-07 11:30:52.16471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4920" calcext:value-type="float">
            <text:p>1504920</text:p>
          </table:table-cell>
          <table:table-cell table:formula="of:=(TIMEVALUE([.G120])+DATEVALUE([.G120]))*24*60" office:value-type="float" office:value="62905666.864223" calcext:value-type="float">
            <text:p>62,905,666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019-08-07 11:46:51.85338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5308" calcext:value-type="float">
            <text:p>1505308</text:p>
          </table:table-cell>
          <table:table-cell table:formula="of:=(TIMEVALUE([.G121])+DATEVALUE([.G121]))*24*60" office:value-type="float" office:value="62905672.8632422" calcext:value-type="float">
            <text:p>62,905,672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019-08-07 11:52:51.79452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5827" calcext:value-type="float">
            <text:p>1505827</text:p>
          </table:table-cell>
          <table:table-cell table:formula="of:=(TIMEVALUE([.G122])+DATEVALUE([.G122]))*24*60" office:value-type="float" office:value="62905680.8632999" calcext:value-type="float">
            <text:p>62,905,680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019-08-07 12:00:51.79799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6462" calcext:value-type="float">
            <text:p>1506462</text:p>
          </table:table-cell>
          <table:table-cell table:formula="of:=(TIMEVALUE([.G123])+DATEVALUE([.G123]))*24*60" office:value-type="float" office:value="62905690.8643121" calcext:value-type="float">
            <text:p>62,905,690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019-08-07 12:10:51.85872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7687" calcext:value-type="float">
            <text:p>1507687</text:p>
          </table:table-cell>
          <table:table-cell table:formula="of:=(TIMEVALUE([.G124])+DATEVALUE([.G124]))*24*60" office:value-type="float" office:value="62905710.8638468" calcext:value-type="float">
            <text:p>62,905,710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019-08-07 12:30:51.83080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8250" calcext:value-type="float">
            <text:p>1508250</text:p>
          </table:table-cell>
          <table:table-cell table:formula="of:=(TIMEVALUE([.G125])+DATEVALUE([.G125]))*24*60" office:value-type="float" office:value="62905720.8673469" calcext:value-type="float">
            <text:p>62,905,720.87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7</text:p>
          </table:table-cell>
          <table:table-cell office:value-type="string" calcext:value-type="string">
            <text:p>2019-08-07 12:40:52.0408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9055" calcext:value-type="float">
            <text:p>1509055</text:p>
          </table:table-cell>
          <table:table-cell table:formula="of:=(TIMEVALUE([.G126])+DATEVALUE([.G126]))*24*60" office:value-type="float" office:value="62905734.8629017" calcext:value-type="float">
            <text:p>62,905,734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019-08-07 12:54:51.77410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09846" calcext:value-type="float">
            <text:p>1509846</text:p>
          </table:table-cell>
          <table:table-cell table:formula="of:=(TIMEVALUE([.G127])+DATEVALUE([.G127]))*24*60" office:value-type="float" office:value="62905748.8629865" calcext:value-type="float">
            <text:p>62,905,748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019-08-07 13:08:51.77919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11767" calcext:value-type="float">
            <text:p>1511767</text:p>
          </table:table-cell>
          <table:table-cell table:formula="of:=(TIMEVALUE([.G128])+DATEVALUE([.G128]))*24*60" office:value-type="float" office:value="62905782.8628452" calcext:value-type="float">
            <text:p>62,905,782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2019-08-07 13:42:51.77071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12997" calcext:value-type="float">
            <text:p>1512997</text:p>
          </table:table-cell>
          <table:table-cell table:formula="of:=(TIMEVALUE([.G129])+DATEVALUE([.G129]))*24*60" office:value-type="float" office:value="62905804.8624886" calcext:value-type="float">
            <text:p>62,905,804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2019-08-07 14:04:51.74931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14535" calcext:value-type="float">
            <text:p>1514535</text:p>
          </table:table-cell>
          <table:table-cell table:formula="of:=(TIMEVALUE([.G130])+DATEVALUE([.G130]))*24*60" office:value-type="float" office:value="62905830.862323" calcext:value-type="float">
            <text:p>62,905,830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019-08-07 14:30:51.73937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16569" calcext:value-type="float">
            <text:p>1516569</text:p>
          </table:table-cell>
          <table:table-cell table:formula="of:=(TIMEVALUE([.G131])+DATEVALUE([.G131]))*24*60" office:value-type="float" office:value="62905868.4771865" calcext:value-type="float">
            <text:p>62,905,868.4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7 15:08:28.63118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16712" calcext:value-type="float">
            <text:p>1516712</text:p>
          </table:table-cell>
          <table:table-cell table:formula="of:=(TIMEVALUE([.G132])+DATEVALUE([.G132]))*24*60" office:value-type="float" office:value="62905868.8608473" calcext:value-type="float">
            <text:p>62,905,868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019-08-07 15:08:51.650839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17072" calcext:value-type="float">
            <text:p>1517072</text:p>
          </table:table-cell>
          <table:table-cell table:formula="of:=(TIMEVALUE([.G133])+DATEVALUE([.G133]))*24*60" office:value-type="float" office:value="62905872.8612403" calcext:value-type="float">
            <text:p>62,905,872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7 15:12:51.6744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29152" calcext:value-type="float">
            <text:p>1529152</text:p>
          </table:table-cell>
          <table:table-cell table:formula="of:=(TIMEVALUE([.G134])+DATEVALUE([.G134]))*24*60" office:value-type="float" office:value="62906046.8611237" calcext:value-type="float">
            <text:p>62,906,046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019-08-07 18:06:51.66742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31712" calcext:value-type="float">
            <text:p>1531712</text:p>
          </table:table-cell>
          <table:table-cell table:formula="of:=(TIMEVALUE([.G135])+DATEVALUE([.G135]))*24*60" office:value-type="float" office:value="62906088.8580252" calcext:value-type="float">
            <text:p>62,906,088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7 18:48:51.48151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31834" calcext:value-type="float">
            <text:p>1531834</text:p>
          </table:table-cell>
          <table:table-cell table:formula="of:=(TIMEVALUE([.G136])+DATEVALUE([.G136]))*24*60" office:value-type="float" office:value="62906090.857834" calcext:value-type="float">
            <text:p>62,906,090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019-08-07 18:50:51.47004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32471" calcext:value-type="float">
            <text:p>1532471</text:p>
          </table:table-cell>
          <table:table-cell table:formula="of:=(TIMEVALUE([.G137])+DATEVALUE([.G137]))*24*60" office:value-type="float" office:value="62906100.5297611" calcext:value-type="float">
            <text:p>62,906,100.5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019-08-07 19:00:31.78566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34679" calcext:value-type="float">
            <text:p>1534679</text:p>
          </table:table-cell>
          <table:table-cell table:formula="of:=(TIMEVALUE([.G138])+DATEVALUE([.G138]))*24*60" office:value-type="float" office:value="62906132.8581396" calcext:value-type="float">
            <text:p>62,906,132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7 19:32:51.48837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36160" calcext:value-type="float">
            <text:p>1536160</text:p>
          </table:table-cell>
          <table:table-cell table:formula="of:=(TIMEVALUE([.G139])+DATEVALUE([.G139]))*24*60" office:value-type="float" office:value="62906156.8573643" calcext:value-type="float">
            <text:p>62,906,156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019-08-07 19:56:51.44185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37157" calcext:value-type="float">
            <text:p>1537157</text:p>
          </table:table-cell>
          <table:table-cell table:formula="of:=(TIMEVALUE([.G140])+DATEVALUE([.G140]))*24*60" office:value-type="float" office:value="62906172.8573502" calcext:value-type="float">
            <text:p>62,906,172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019-08-07 20:12:51.44101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37863" calcext:value-type="float">
            <text:p>1537863</text:p>
          </table:table-cell>
          <table:table-cell table:formula="of:=(TIMEVALUE([.G141])+DATEVALUE([.G141]))*24*60" office:value-type="float" office:value="62906184.8840161" calcext:value-type="float">
            <text:p>62,906,184.8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019-08-07 20:24:53.04096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39188" calcext:value-type="float">
            <text:p>1539188</text:p>
          </table:table-cell>
          <table:table-cell table:formula="of:=(TIMEVALUE([.G142])+DATEVALUE([.G142]))*24*60" office:value-type="float" office:value="62906204.8584734" calcext:value-type="float">
            <text:p>62,906,204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7 20:44:51.50840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40534" calcext:value-type="float">
            <text:p>1540534</text:p>
          </table:table-cell>
          <table:table-cell table:formula="of:=(TIMEVALUE([.G143])+DATEVALUE([.G143]))*24*60" office:value-type="float" office:value="62906222.8574967" calcext:value-type="float">
            <text:p>62,906,222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019-08-07 21:02:51.44980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41497" calcext:value-type="float">
            <text:p>1541497</text:p>
          </table:table-cell>
          <table:table-cell table:formula="of:=(TIMEVALUE([.G144])+DATEVALUE([.G144]))*24*60" office:value-type="float" office:value="62906238.857353" calcext:value-type="float">
            <text:p>62,906,238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019-08-07 21:18:51.44117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42238" calcext:value-type="float">
            <text:p>1542238</text:p>
          </table:table-cell>
          <table:table-cell table:formula="of:=(TIMEVALUE([.G145])+DATEVALUE([.G145]))*24*60" office:value-type="float" office:value="62906250.5342525" calcext:value-type="float">
            <text:p>62,906,250.5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019-08-07 21:30:32.05515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42910" calcext:value-type="float">
            <text:p>1542910</text:p>
          </table:table-cell>
          <table:table-cell table:formula="of:=(TIMEVALUE([.G146])+DATEVALUE([.G146]))*24*60" office:value-type="float" office:value="62906262.8594931" calcext:value-type="float">
            <text:p>62,906,262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019-08-07 21:42:51.56958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56836" calcext:value-type="float">
            <text:p>1556836</text:p>
          </table:table-cell>
          <table:table-cell table:formula="of:=(TIMEVALUE([.G147])+DATEVALUE([.G147]))*24*60" office:value-type="float" office:value="62906490.8530568" calcext:value-type="float">
            <text:p>62,906,490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019-08-08 01:30:51.18340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56967" calcext:value-type="float">
            <text:p>1556967</text:p>
          </table:table-cell>
          <table:table-cell table:formula="of:=(TIMEVALUE([.G148])+DATEVALUE([.G148]))*24*60" office:value-type="float" office:value="62906492.8536021" calcext:value-type="float">
            <text:p>62,906,492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019-08-08 01:32:51.21612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57213" calcext:value-type="float">
            <text:p>1557213</text:p>
          </table:table-cell>
          <table:table-cell table:formula="of:=(TIMEVALUE([.G149])+DATEVALUE([.G149]))*24*60" office:value-type="float" office:value="62906496.852494" calcext:value-type="float">
            <text:p>62,906,496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2019-08-08 01:36:51.14963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2387" calcext:value-type="float">
            <text:p>1562387</text:p>
          </table:table-cell>
          <table:table-cell table:formula="of:=(TIMEVALUE([.G150])+DATEVALUE([.G150]))*24*60" office:value-type="float" office:value="62906580.8517775" calcext:value-type="float">
            <text:p>62,906,580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019-08-08 03:00:51.10665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3798" calcext:value-type="float">
            <text:p>1563798</text:p>
          </table:table-cell>
          <table:table-cell table:formula="of:=(TIMEVALUE([.G151])+DATEVALUE([.G151]))*24*60" office:value-type="float" office:value="62906602.8524259" calcext:value-type="float">
            <text:p>62,906,602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8 03:22:51.14555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7601" calcext:value-type="float">
            <text:p>1567601</text:p>
          </table:table-cell>
          <table:table-cell table:formula="of:=(TIMEVALUE([.G152])+DATEVALUE([.G152]))*24*60" office:value-type="float" office:value="62906668.8505225" calcext:value-type="float">
            <text:p>62,906,668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019-08-08 04:28:51.03134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7725" calcext:value-type="float">
            <text:p>1567725</text:p>
          </table:table-cell>
          <table:table-cell table:formula="of:=(TIMEVALUE([.G153])+DATEVALUE([.G153]))*24*60" office:value-type="float" office:value="62906670.6177956" calcext:value-type="float">
            <text:p>62,906,670.62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019-08-08 04:30:37.06773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7727" calcext:value-type="float">
            <text:p>1567727</text:p>
          </table:table-cell>
          <table:table-cell table:formula="of:=(TIMEVALUE([.G154])+DATEVALUE([.G154]))*24*60" office:value-type="float" office:value="62906670.6229922" calcext:value-type="float">
            <text:p>62,906,670.62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019-08-08 04:30:37.37953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8473" calcext:value-type="float">
            <text:p>1568473</text:p>
          </table:table-cell>
          <table:table-cell table:formula="of:=(TIMEVALUE([.G155])+DATEVALUE([.G155]))*24*60" office:value-type="float" office:value="62906680.5357226" calcext:value-type="float">
            <text:p>62,906,680.54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019-08-08 04:40:32.14335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8667" calcext:value-type="float">
            <text:p>1568667</text:p>
          </table:table-cell>
          <table:table-cell table:formula="of:=(TIMEVALUE([.G156])+DATEVALUE([.G156]))*24*60" office:value-type="float" office:value="62906683.0094181" calcext:value-type="float">
            <text:p>62,906,683.01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2019-08-08 04:43:00.5650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9072" calcext:value-type="float">
            <text:p>1569072</text:p>
          </table:table-cell>
          <table:table-cell table:formula="of:=(TIMEVALUE([.G157])+DATEVALUE([.G157]))*24*60" office:value-type="float" office:value="62906686.851845" calcext:value-type="float">
            <text:p>62,906,686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019-08-08 04:46:51.11069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9239" calcext:value-type="float">
            <text:p>1569239</text:p>
          </table:table-cell>
          <table:table-cell table:formula="of:=(TIMEVALUE([.G158])+DATEVALUE([.G158]))*24*60" office:value-type="float" office:value="62906688.8509175" calcext:value-type="float">
            <text:p>62,906,688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2019-08-08 04:48:51.05505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9413" calcext:value-type="float">
            <text:p>1569413</text:p>
          </table:table-cell>
          <table:table-cell table:formula="of:=(TIMEVALUE([.G159])+DATEVALUE([.G159]))*24*60" office:value-type="float" office:value="62906691.0243931" calcext:value-type="float">
            <text:p>62,906,691.02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019-08-08 04:51:01.46358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9571" calcext:value-type="float">
            <text:p>1569571</text:p>
          </table:table-cell>
          <table:table-cell table:formula="of:=(TIMEVALUE([.G160])+DATEVALUE([.G160]))*24*60" office:value-type="float" office:value="62906692.8506983" calcext:value-type="float">
            <text:p>62,906,692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2019-08-08 04:52:51.04189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9766" calcext:value-type="float">
            <text:p>1569766</text:p>
          </table:table-cell>
          <table:table-cell table:formula="of:=(TIMEVALUE([.G161])+DATEVALUE([.G161]))*24*60" office:value-type="float" office:value="62906694.850329" calcext:value-type="float">
            <text:p>62,906,694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2019-08-08 04:54:51.01974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69917" calcext:value-type="float">
            <text:p>1569917</text:p>
          </table:table-cell>
          <table:table-cell table:formula="of:=(TIMEVALUE([.G162])+DATEVALUE([.G162]))*24*60" office:value-type="float" office:value="62906696.8514084" calcext:value-type="float">
            <text:p>62,906,696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2019-08-08 04:56:51.08450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0082" calcext:value-type="float">
            <text:p>1570082</text:p>
          </table:table-cell>
          <table:table-cell table:formula="of:=(TIMEVALUE([.G163])+DATEVALUE([.G163]))*24*60" office:value-type="float" office:value="62906698.8499356" calcext:value-type="float">
            <text:p>62,906,698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019-08-08 04:58:50.99613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0272" calcext:value-type="float">
            <text:p>1570272</text:p>
          </table:table-cell>
          <table:table-cell table:formula="of:=(TIMEVALUE([.G164])+DATEVALUE([.G164]))*24*60" office:value-type="float" office:value="62906700.8611819" calcext:value-type="float">
            <text:p>62,906,700.86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019-08-08 05:00:51.67091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0405" calcext:value-type="float">
            <text:p>1570405</text:p>
          </table:table-cell>
          <table:table-cell table:formula="of:=(TIMEVALUE([.G165])+DATEVALUE([.G165]))*24*60" office:value-type="float" office:value="62906702.8505709" calcext:value-type="float">
            <text:p>62,906,702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019-08-08 05:02:51.03425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0540" calcext:value-type="float">
            <text:p>1570540</text:p>
          </table:table-cell>
          <table:table-cell table:formula="of:=(TIMEVALUE([.G166])+DATEVALUE([.G166]))*24*60" office:value-type="float" office:value="62906704.8503136" calcext:value-type="float">
            <text:p>62,906,704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019-08-08 05:04:51.01881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0716" calcext:value-type="float">
            <text:p>1570716</text:p>
          </table:table-cell>
          <table:table-cell table:formula="of:=(TIMEVALUE([.G167])+DATEVALUE([.G167]))*24*60" office:value-type="float" office:value="62906706.849617" calcext:value-type="float">
            <text:p>62,906,706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019-08-08 05:06:50.977017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0837" calcext:value-type="float">
            <text:p>1570837</text:p>
          </table:table-cell>
          <table:table-cell table:formula="of:=(TIMEVALUE([.G168])+DATEVALUE([.G168]))*24*60" office:value-type="float" office:value="62906708.8495844" calcext:value-type="float">
            <text:p>62,906,708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6</text:p>
          </table:table-cell>
          <table:table-cell office:value-type="string" calcext:value-type="string">
            <text:p>2019-08-08 05:08:50.975064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0967" calcext:value-type="float">
            <text:p>1570967</text:p>
          </table:table-cell>
          <table:table-cell table:formula="of:=(TIMEVALUE([.G169])+DATEVALUE([.G169]))*24*60" office:value-type="float" office:value="62906710.8498273" calcext:value-type="float">
            <text:p>62,906,710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019-08-08 05:10:50.98963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1110" calcext:value-type="float">
            <text:p>1571110</text:p>
          </table:table-cell>
          <table:table-cell table:formula="of:=(TIMEVALUE([.G170])+DATEVALUE([.G170]))*24*60" office:value-type="float" office:value="62906712.8504289" calcext:value-type="float">
            <text:p>62,906,712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019-08-08 05:12:51.02573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1416" calcext:value-type="float">
            <text:p>1571416</text:p>
          </table:table-cell>
          <table:table-cell table:formula="of:=(TIMEVALUE([.G171])+DATEVALUE([.G171]))*24*60" office:value-type="float" office:value="62906716.8845728" calcext:value-type="float">
            <text:p>62,906,716.88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table:number-columns-repeated="2" office:value-type="string" calcext:value-type="string">
            <text:p>25.0</text:p>
          </table:table-cell>
          <table:table-cell office:value-type="string" calcext:value-type="string">
            <text:p>2019-08-08 05:16:53.07436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1565" calcext:value-type="float">
            <text:p>1571565</text:p>
          </table:table-cell>
          <table:table-cell table:formula="of:=(TIMEVALUE([.G172])+DATEVALUE([.G172]))*24*60" office:value-type="float" office:value="62906718.8504321" calcext:value-type="float">
            <text:p>62,906,718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019-08-08 05:18:51.02592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1808" calcext:value-type="float">
            <text:p>1571808</text:p>
          </table:table-cell>
          <table:table-cell table:formula="of:=(TIMEVALUE([.G173])+DATEVALUE([.G173]))*24*60" office:value-type="float" office:value="62906720.850206" calcext:value-type="float">
            <text:p>62,906,720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019-08-08 05:20:51.01236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2236" calcext:value-type="float">
            <text:p>1572236</text:p>
          </table:table-cell>
          <table:table-cell table:formula="of:=(TIMEVALUE([.G174])+DATEVALUE([.G174]))*24*60" office:value-type="float" office:value="62906724.8529649" calcext:value-type="float">
            <text:p>62,906,724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019-08-08 05:24:51.17789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2497" calcext:value-type="float">
            <text:p>1572497</text:p>
          </table:table-cell>
          <table:table-cell table:formula="of:=(TIMEVALUE([.G175])+DATEVALUE([.G175]))*24*60" office:value-type="float" office:value="62906728.8500059" calcext:value-type="float">
            <text:p>62,906,728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19-08-08 05:28:51.00035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2812" calcext:value-type="float">
            <text:p>1572812</text:p>
          </table:table-cell>
          <table:table-cell table:formula="of:=(TIMEVALUE([.G176])+DATEVALUE([.G176]))*24*60" office:value-type="float" office:value="62906732.8509368" calcext:value-type="float">
            <text:p>62,906,732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019-08-08 05:32:51.05621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4266" calcext:value-type="float">
            <text:p>1574266</text:p>
          </table:table-cell>
          <table:table-cell table:formula="of:=(TIMEVALUE([.G177])+DATEVALUE([.G177]))*24*60" office:value-type="float" office:value="62906752.8498983" calcext:value-type="float">
            <text:p>62,906,752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19-08-08 05:52:50.99389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4811" calcext:value-type="float">
            <text:p>1574811</text:p>
          </table:table-cell>
          <table:table-cell table:formula="of:=(TIMEVALUE([.G178])+DATEVALUE([.G178]))*24*60" office:value-type="float" office:value="62906760.52772" calcext:value-type="float">
            <text:p>62,906,760.53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2019-08-08 06:00:31.663198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4846" calcext:value-type="float">
            <text:p>1574846</text:p>
          </table:table-cell>
          <table:table-cell table:formula="of:=(TIMEVALUE([.G179])+DATEVALUE([.G179]))*24*60" office:value-type="float" office:value="62906760.8500259" calcext:value-type="float">
            <text:p>62,906,760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3</text:p>
          </table:table-cell>
          <table:table-cell office:value-type="string" calcext:value-type="string">
            <text:p>2019-08-08 06:00:51.00155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5387" calcext:value-type="float">
            <text:p>1575387</text:p>
          </table:table-cell>
          <table:table-cell table:formula="of:=(TIMEVALUE([.G180])+DATEVALUE([.G180]))*24*60" office:value-type="float" office:value="62906768.8504745" calcext:value-type="float">
            <text:p>62,906,768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2019-08-08 06:08:51.028471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6980" calcext:value-type="float">
            <text:p>1576980</text:p>
          </table:table-cell>
          <table:table-cell table:formula="of:=(TIMEVALUE([.G181])+DATEVALUE([.G181]))*24*60" office:value-type="float" office:value="62906790.8455556" calcext:value-type="float">
            <text:p>62,906,790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5.1</text:p>
          </table:table-cell>
          <table:table-cell office:value-type="string" calcext:value-type="string">
            <text:p>2019-08-08 06:30:50.733333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7208" calcext:value-type="float">
            <text:p>1577208</text:p>
          </table:table-cell>
          <table:table-cell table:formula="of:=(TIMEVALUE([.G182])+DATEVALUE([.G182]))*24*60" office:value-type="float" office:value="62906794.8474439" calcext:value-type="float">
            <text:p>62,906,794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25.0</text:p>
          </table:table-cell>
          <table:table-cell office:value-type="string" calcext:value-type="string">
            <text:p>2019-08-08 06:34:50.8466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577490" calcext:value-type="float">
            <text:p>1577490</text:p>
          </table:table-cell>
          <table:table-cell table:formula="of:=(TIMEVALUE([.G183])+DATEVALUE([.G183]))*24*60" office:value-type="float" office:value="62906798.8459829" calcext:value-type="float">
            <text:p>62,906,798.85</text:p>
          </table:table-cell>
          <table:table-cell office:value-type="string" calcext:value-type="string">
            <text:p>climate.bathroom_heat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2019-08-08 06:38:50.758976</text:p>
          </table:table-cell>
          <table:table-cell table:style-name="ce3"/>
          <table:table-cell table:number-columns-repeated="2"/>
        </table:table-row>
        <table:table-row table:style-name="ro1" table:number-rows-repeated="10483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shapes>
          <draw:frame draw:z-index="0" draw:style-name="gr1" draw:text-style-name="P1" svg:width="590.12pt" svg:height="255.29pt" svg:x="339.34pt" svg:y="14.51pt">
            <draw:object draw:notify-on-update-of-ranges="Sheet3.A1:Sheet3.A1 Sheet3.A2:Sheet3.A82 Sheet3.B1:Sheet3.B1 Sheet3.B2:Sheet3.B82 Sheet3.A1:Sheet3.A1 Sheet3.A2:Sheet3.A82 Sheet3.C1:Sheet3.C1 Sheet3.C2:Sheet3.C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5"/>
        <table:table-column table:style-name="co1" table:number-columns-repeated="2" table:default-cell-style-name="ce8"/>
        <table:table-row table:style-name="ro1">
          <table:table-cell office:value-type="string" calcext:value-type="string">
            <text:p>minute_ts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curr_temp</text:p>
          </table:table-cell>
        </table:table-row>
        <table:table-row table:style-name="ro1">
          <table:table-cell office:value-type="float" office:value="62906670" calcext:value-type="float">
            <text:p>62,906,670</text:p>
          </table:table-cell>
          <table:table-cell office:value-type="float" office:value="0" calcext:value-type="float">
            <text:p>0.0</text:p>
          </table:table-cell>
          <table:table-cell table:formula="of:=VALUE(VLOOKUP([.A2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71" calcext:value-type="float">
            <text:p>62,906,671</text:p>
          </table:table-cell>
          <table:table-cell table:style-name="ce9" table:formula="of:=VALUE(VLOOKUP([.A3];[bathroom.$B$2:.$F$183];4))" office:value-type="float" office:value="23" calcext:value-type="float">
            <text:p>23.0</text:p>
          </table:table-cell>
          <table:table-cell table:style-name="ce9" table:formula="of:=VALUE(VLOOKUP([.A3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72" calcext:value-type="float">
            <text:p>62,906,672</text:p>
          </table:table-cell>
          <table:table-cell table:style-name="ce9" table:formula="of:=VALUE(VLOOKUP([.A4];[bathroom.$B$2:.$F$183];4))" office:value-type="float" office:value="23" calcext:value-type="float">
            <text:p>23.0</text:p>
          </table:table-cell>
          <table:table-cell table:style-name="ce9" table:formula="of:=VALUE(VLOOKUP([.A4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73" calcext:value-type="float">
            <text:p>62,906,673</text:p>
          </table:table-cell>
          <table:table-cell table:style-name="ce9" table:formula="of:=VALUE(VLOOKUP([.A5];[bathroom.$B$2:.$F$183];4))" office:value-type="float" office:value="23" calcext:value-type="float">
            <text:p>23.0</text:p>
          </table:table-cell>
          <table:table-cell table:style-name="ce9" table:formula="of:=VALUE(VLOOKUP([.A5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74" calcext:value-type="float">
            <text:p>62,906,674</text:p>
          </table:table-cell>
          <table:table-cell table:style-name="ce9" table:formula="of:=VALUE(VLOOKUP([.A6];[bathroom.$B$2:.$F$183];4))" office:value-type="float" office:value="23" calcext:value-type="float">
            <text:p>23.0</text:p>
          </table:table-cell>
          <table:table-cell table:style-name="ce9" table:formula="of:=VALUE(VLOOKUP([.A6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75" calcext:value-type="float">
            <text:p>62,906,675</text:p>
          </table:table-cell>
          <table:table-cell table:style-name="ce9" table:formula="of:=VALUE(VLOOKUP([.A7];[bathroom.$B$2:.$F$183];4))" office:value-type="float" office:value="23" calcext:value-type="float">
            <text:p>23.0</text:p>
          </table:table-cell>
          <table:table-cell table:style-name="ce9" table:formula="of:=VALUE(VLOOKUP([.A7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76" calcext:value-type="float">
            <text:p>62,906,676</text:p>
          </table:table-cell>
          <table:table-cell table:style-name="ce9" table:formula="of:=VALUE(VLOOKUP([.A8];[bathroom.$B$2:.$F$183];4))" office:value-type="float" office:value="23" calcext:value-type="float">
            <text:p>23.0</text:p>
          </table:table-cell>
          <table:table-cell table:style-name="ce9" table:formula="of:=VALUE(VLOOKUP([.A8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77" calcext:value-type="float">
            <text:p>62,906,677</text:p>
          </table:table-cell>
          <table:table-cell table:style-name="ce9" table:formula="of:=VALUE(VLOOKUP([.A9];[bathroom.$B$2:.$F$183];4))" office:value-type="float" office:value="23" calcext:value-type="float">
            <text:p>23.0</text:p>
          </table:table-cell>
          <table:table-cell table:style-name="ce9" table:formula="of:=VALUE(VLOOKUP([.A9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78" calcext:value-type="float">
            <text:p>62,906,678</text:p>
          </table:table-cell>
          <table:table-cell table:style-name="ce9" table:formula="of:=VALUE(VLOOKUP([.A10];[bathroom.$B$2:.$F$183];4))" office:value-type="float" office:value="23" calcext:value-type="float">
            <text:p>23.0</text:p>
          </table:table-cell>
          <table:table-cell table:style-name="ce9" table:formula="of:=VALUE(VLOOKUP([.A10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79" calcext:value-type="float">
            <text:p>62,906,679</text:p>
          </table:table-cell>
          <table:table-cell table:style-name="ce9" table:formula="of:=VALUE(VLOOKUP([.A11];[bathroom.$B$2:.$F$183];4))" office:value-type="float" office:value="23" calcext:value-type="float">
            <text:p>23.0</text:p>
          </table:table-cell>
          <table:table-cell table:style-name="ce9" table:formula="of:=VALUE(VLOOKUP([.A11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6" office:value-type="float" office:value="62906680" calcext:value-type="float">
            <text:p>62,906,680</text:p>
          </table:table-cell>
          <table:table-cell table:style-name="ce9" table:formula="of:=VALUE(VLOOKUP([.A12];[bathroom.$B$2:.$F$183];4))" office:value-type="float" office:value="23" calcext:value-type="float">
            <text:p>23.0</text:p>
          </table:table-cell>
          <table:table-cell table:style-name="ce9" table:formula="of:=VALUE(VLOOKUP([.A12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7" office:value-type="float" office:value="62906681" calcext:value-type="float">
            <text:p>62,906,681</text:p>
          </table:table-cell>
          <table:table-cell table:style-name="ce10" table:formula="of:=VALUE(VLOOKUP([.A13];[bathroom.$B$2:.$F$183];4))" office:value-type="float" office:value="25" calcext:value-type="float">
            <text:p>25.0</text:p>
          </table:table-cell>
          <table:table-cell table:style-name="ce10" table:formula="of:=VALUE(VLOOKUP([.A13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7" office:value-type="float" office:value="62906682" calcext:value-type="float">
            <text:p>62,906,682</text:p>
          </table:table-cell>
          <table:table-cell table:style-name="ce10" table:formula="of:=VALUE(VLOOKUP([.A14];[bathroom.$B$2:.$F$183];4))" office:value-type="float" office:value="25" calcext:value-type="float">
            <text:p>25.0</text:p>
          </table:table-cell>
          <table:table-cell table:style-name="ce10" table:formula="of:=VALUE(VLOOKUP([.A14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7" office:value-type="float" office:value="62906683" calcext:value-type="float">
            <text:p>62,906,683</text:p>
          </table:table-cell>
          <table:table-cell table:style-name="ce10" table:formula="of:=VALUE(VLOOKUP([.A15];[bathroom.$B$2:.$F$183];4))" office:value-type="float" office:value="25" calcext:value-type="float">
            <text:p>25.0</text:p>
          </table:table-cell>
          <table:table-cell table:style-name="ce10" table:formula="of:=VALUE(VLOOKUP([.A15];[bathroom.$B$2:.$F$183];5))" office:value-type="float" office:value="22.5" calcext:value-type="float">
            <text:p>22.5</text:p>
          </table:table-cell>
        </table:table-row>
        <table:table-row table:style-name="ro1">
          <table:table-cell table:style-name="ce7" office:value-type="float" office:value="62906684" calcext:value-type="float">
            <text:p>62,906,684</text:p>
          </table:table-cell>
          <table:table-cell table:style-name="ce10" table:formula="of:=VALUE(VLOOKUP([.A16];[bathroom.$B$2:.$F$183];4))" office:value-type="float" office:value="25" calcext:value-type="float">
            <text:p>25.0</text:p>
          </table:table-cell>
          <table:table-cell table:style-name="ce10" table:formula="of:=VALUE(VLOOKUP([.A16];[bathroom.$B$2:.$F$183];5))" office:value-type="float" office:value="22.6" calcext:value-type="float">
            <text:p>22.6</text:p>
          </table:table-cell>
        </table:table-row>
        <table:table-row table:style-name="ro1">
          <table:table-cell table:style-name="ce7" office:value-type="float" office:value="62906685" calcext:value-type="float">
            <text:p>62,906,685</text:p>
          </table:table-cell>
          <table:table-cell table:style-name="ce10" table:formula="of:=VALUE(VLOOKUP([.A17];[bathroom.$B$2:.$F$183];4))" office:value-type="float" office:value="25" calcext:value-type="float">
            <text:p>25.0</text:p>
          </table:table-cell>
          <table:table-cell table:style-name="ce10" table:formula="of:=VALUE(VLOOKUP([.A17];[bathroom.$B$2:.$F$183];5))" office:value-type="float" office:value="22.6" calcext:value-type="float">
            <text:p>22.6</text:p>
          </table:table-cell>
        </table:table-row>
        <table:table-row table:style-name="ro1">
          <table:table-cell table:style-name="ce7" office:value-type="float" office:value="62906686" calcext:value-type="float">
            <text:p>62,906,686</text:p>
          </table:table-cell>
          <table:table-cell table:style-name="ce10" table:formula="of:=VALUE(VLOOKUP([.A18];[bathroom.$B$2:.$F$183];4))" office:value-type="float" office:value="25" calcext:value-type="float">
            <text:p>25.0</text:p>
          </table:table-cell>
          <table:table-cell table:style-name="ce10" table:formula="of:=VALUE(VLOOKUP([.A18];[bathroom.$B$2:.$F$183];5))" office:value-type="float" office:value="22.6" calcext:value-type="float">
            <text:p>22.6</text:p>
          </table:table-cell>
        </table:table-row>
        <table:table-row table:style-name="ro1">
          <table:table-cell table:style-name="ce7" office:value-type="float" office:value="62906687" calcext:value-type="float">
            <text:p>62,906,687</text:p>
          </table:table-cell>
          <table:table-cell table:style-name="ce10" table:formula="of:=VALUE(VLOOKUP([.A19];[bathroom.$B$2:.$F$183];4))" office:value-type="float" office:value="25" calcext:value-type="float">
            <text:p>25.0</text:p>
          </table:table-cell>
          <table:table-cell table:style-name="ce10" table:formula="of:=VALUE(VLOOKUP([.A19];[bathroom.$B$2:.$F$183];5))" office:value-type="float" office:value="22.7" calcext:value-type="float">
            <text:p>22.7</text:p>
          </table:table-cell>
        </table:table-row>
        <table:table-row table:style-name="ro1">
          <table:table-cell table:style-name="ce7" office:value-type="float" office:value="62906688" calcext:value-type="float">
            <text:p>62,906,688</text:p>
          </table:table-cell>
          <table:table-cell table:style-name="ce10" table:formula="of:=VALUE(VLOOKUP([.A20];[bathroom.$B$2:.$F$183];4))" office:value-type="float" office:value="25" calcext:value-type="float">
            <text:p>25.0</text:p>
          </table:table-cell>
          <table:table-cell table:style-name="ce10" table:formula="of:=VALUE(VLOOKUP([.A20];[bathroom.$B$2:.$F$183];5))" office:value-type="float" office:value="22.7" calcext:value-type="float">
            <text:p>22.7</text:p>
          </table:table-cell>
        </table:table-row>
        <table:table-row table:style-name="ro1">
          <table:table-cell table:style-name="ce7" office:value-type="float" office:value="62906689" calcext:value-type="float">
            <text:p>62,906,689</text:p>
          </table:table-cell>
          <table:table-cell table:style-name="ce10" table:formula="of:=VALUE(VLOOKUP([.A21];[bathroom.$B$2:.$F$183];4))" office:value-type="float" office:value="25" calcext:value-type="float">
            <text:p>25.0</text:p>
          </table:table-cell>
          <table:table-cell table:style-name="ce10" table:formula="of:=VALUE(VLOOKUP([.A21];[bathroom.$B$2:.$F$183];5))" office:value-type="float" office:value="22.9" calcext:value-type="float">
            <text:p>22.9</text:p>
          </table:table-cell>
        </table:table-row>
        <table:table-row table:style-name="ro1">
          <table:table-cell table:style-name="ce7" office:value-type="float" office:value="62906690" calcext:value-type="float">
            <text:p>62,906,690</text:p>
          </table:table-cell>
          <table:table-cell table:style-name="ce10" table:formula="of:=VALUE(VLOOKUP([.A22];[bathroom.$B$2:.$F$183];4))" office:value-type="float" office:value="25" calcext:value-type="float">
            <text:p>25.0</text:p>
          </table:table-cell>
          <table:table-cell table:style-name="ce10" table:formula="of:=VALUE(VLOOKUP([.A22];[bathroom.$B$2:.$F$183];5))" office:value-type="float" office:value="22.9" calcext:value-type="float">
            <text:p>22.9</text:p>
          </table:table-cell>
        </table:table-row>
        <table:table-row table:style-name="ro1">
          <table:table-cell table:style-name="ce7" office:value-type="float" office:value="62906691" calcext:value-type="float">
            <text:p>62,906,691</text:p>
          </table:table-cell>
          <table:table-cell table:style-name="ce10" table:formula="of:=VALUE(VLOOKUP([.A23];[bathroom.$B$2:.$F$183];4))" office:value-type="float" office:value="25" calcext:value-type="float">
            <text:p>25.0</text:p>
          </table:table-cell>
          <table:table-cell table:style-name="ce10" table:formula="of:=VALUE(VLOOKUP([.A23];[bathroom.$B$2:.$F$183];5))" office:value-type="float" office:value="22.9" calcext:value-type="float">
            <text:p>22.9</text:p>
          </table:table-cell>
        </table:table-row>
        <table:table-row table:style-name="ro1">
          <table:table-cell table:style-name="ce7" office:value-type="float" office:value="62906692" calcext:value-type="float">
            <text:p>62,906,692</text:p>
          </table:table-cell>
          <table:table-cell table:style-name="ce10" table:formula="of:=VALUE(VLOOKUP([.A24];[bathroom.$B$2:.$F$183];4))" office:value-type="float" office:value="25" calcext:value-type="float">
            <text:p>25.0</text:p>
          </table:table-cell>
          <table:table-cell table:style-name="ce10" table:formula="of:=VALUE(VLOOKUP([.A24];[bathroom.$B$2:.$F$183];5))" office:value-type="float" office:value="23.1" calcext:value-type="float">
            <text:p>23.1</text:p>
          </table:table-cell>
        </table:table-row>
        <table:table-row table:style-name="ro1">
          <table:table-cell table:style-name="ce7" office:value-type="float" office:value="62906693" calcext:value-type="float">
            <text:p>62,906,693</text:p>
          </table:table-cell>
          <table:table-cell table:style-name="ce10" table:formula="of:=VALUE(VLOOKUP([.A25];[bathroom.$B$2:.$F$183];4))" office:value-type="float" office:value="25" calcext:value-type="float">
            <text:p>25.0</text:p>
          </table:table-cell>
          <table:table-cell table:style-name="ce10" table:formula="of:=VALUE(VLOOKUP([.A25];[bathroom.$B$2:.$F$183];5))" office:value-type="float" office:value="23.3" calcext:value-type="float">
            <text:p>23.3</text:p>
          </table:table-cell>
        </table:table-row>
        <table:table-row table:style-name="ro1">
          <table:table-cell table:style-name="ce7" office:value-type="float" office:value="62906694" calcext:value-type="float">
            <text:p>62,906,694</text:p>
          </table:table-cell>
          <table:table-cell table:style-name="ce10" table:formula="of:=VALUE(VLOOKUP([.A26];[bathroom.$B$2:.$F$183];4))" office:value-type="float" office:value="25" calcext:value-type="float">
            <text:p>25.0</text:p>
          </table:table-cell>
          <table:table-cell table:style-name="ce10" table:formula="of:=VALUE(VLOOKUP([.A26];[bathroom.$B$2:.$F$183];5))" office:value-type="float" office:value="23.3" calcext:value-type="float">
            <text:p>23.3</text:p>
          </table:table-cell>
        </table:table-row>
        <table:table-row table:style-name="ro1">
          <table:table-cell table:style-name="ce7" office:value-type="float" office:value="62906695" calcext:value-type="float">
            <text:p>62,906,695</text:p>
          </table:table-cell>
          <table:table-cell table:style-name="ce10" table:formula="of:=VALUE(VLOOKUP([.A27];[bathroom.$B$2:.$F$183];4))" office:value-type="float" office:value="25" calcext:value-type="float">
            <text:p>25.0</text:p>
          </table:table-cell>
          <table:table-cell table:style-name="ce10" table:formula="of:=VALUE(VLOOKUP([.A27];[bathroom.$B$2:.$F$183];5))" office:value-type="float" office:value="23.5" calcext:value-type="float">
            <text:p>23.5</text:p>
          </table:table-cell>
        </table:table-row>
        <table:table-row table:style-name="ro1">
          <table:table-cell table:style-name="ce7" office:value-type="float" office:value="62906696" calcext:value-type="float">
            <text:p>62,906,696</text:p>
          </table:table-cell>
          <table:table-cell table:style-name="ce10" table:formula="of:=VALUE(VLOOKUP([.A28];[bathroom.$B$2:.$F$183];4))" office:value-type="float" office:value="25" calcext:value-type="float">
            <text:p>25.0</text:p>
          </table:table-cell>
          <table:table-cell table:style-name="ce10" table:formula="of:=VALUE(VLOOKUP([.A28];[bathroom.$B$2:.$F$183];5))" office:value-type="float" office:value="23.5" calcext:value-type="float">
            <text:p>23.5</text:p>
          </table:table-cell>
        </table:table-row>
        <table:table-row table:style-name="ro1">
          <table:table-cell table:style-name="ce7" office:value-type="float" office:value="62906697" calcext:value-type="float">
            <text:p>62,906,697</text:p>
          </table:table-cell>
          <table:table-cell table:style-name="ce10" table:formula="of:=VALUE(VLOOKUP([.A29];[bathroom.$B$2:.$F$183];4))" office:value-type="float" office:value="25" calcext:value-type="float">
            <text:p>25.0</text:p>
          </table:table-cell>
          <table:table-cell table:style-name="ce10" table:formula="of:=VALUE(VLOOKUP([.A29];[bathroom.$B$2:.$F$183];5))" office:value-type="float" office:value="23.6" calcext:value-type="float">
            <text:p>23.6</text:p>
          </table:table-cell>
        </table:table-row>
        <table:table-row table:style-name="ro1">
          <table:table-cell table:style-name="ce7" office:value-type="float" office:value="62906698" calcext:value-type="float">
            <text:p>62,906,698</text:p>
          </table:table-cell>
          <table:table-cell table:style-name="ce10" table:formula="of:=VALUE(VLOOKUP([.A30];[bathroom.$B$2:.$F$183];4))" office:value-type="float" office:value="25" calcext:value-type="float">
            <text:p>25.0</text:p>
          </table:table-cell>
          <table:table-cell table:style-name="ce10" table:formula="of:=VALUE(VLOOKUP([.A30];[bathroom.$B$2:.$F$183];5))" office:value-type="float" office:value="23.6" calcext:value-type="float">
            <text:p>23.6</text:p>
          </table:table-cell>
        </table:table-row>
        <table:table-row table:style-name="ro1">
          <table:table-cell table:style-name="ce7" office:value-type="float" office:value="62906699" calcext:value-type="float">
            <text:p>62,906,699</text:p>
          </table:table-cell>
          <table:table-cell table:style-name="ce10" table:formula="of:=VALUE(VLOOKUP([.A31];[bathroom.$B$2:.$F$183];4))" office:value-type="float" office:value="25" calcext:value-type="float">
            <text:p>25.0</text:p>
          </table:table-cell>
          <table:table-cell table:style-name="ce10" table:formula="of:=VALUE(VLOOKUP([.A31];[bathroom.$B$2:.$F$183];5))" office:value-type="float" office:value="23.8" calcext:value-type="float">
            <text:p>23.8</text:p>
          </table:table-cell>
        </table:table-row>
        <table:table-row table:style-name="ro1">
          <table:table-cell table:style-name="ce7" office:value-type="float" office:value="62906700" calcext:value-type="float">
            <text:p>62,906,700</text:p>
          </table:table-cell>
          <table:table-cell table:style-name="ce10" table:formula="of:=VALUE(VLOOKUP([.A32];[bathroom.$B$2:.$F$183];4))" office:value-type="float" office:value="25" calcext:value-type="float">
            <text:p>25.0</text:p>
          </table:table-cell>
          <table:table-cell table:style-name="ce10" table:formula="of:=VALUE(VLOOKUP([.A32];[bathroom.$B$2:.$F$183];5))" office:value-type="float" office:value="23.8" calcext:value-type="float">
            <text:p>23.8</text:p>
          </table:table-cell>
        </table:table-row>
        <table:table-row table:style-name="ro1">
          <table:table-cell table:style-name="ce7" office:value-type="float" office:value="62906701" calcext:value-type="float">
            <text:p>62,906,701</text:p>
          </table:table-cell>
          <table:table-cell table:style-name="ce10" table:formula="of:=VALUE(VLOOKUP([.A33];[bathroom.$B$2:.$F$183];4))" office:value-type="float" office:value="25" calcext:value-type="float">
            <text:p>25.0</text:p>
          </table:table-cell>
          <table:table-cell table:style-name="ce10" table:formula="of:=VALUE(VLOOKUP([.A33];[bathroom.$B$2:.$F$183];5))" office:value-type="float" office:value="24" calcext:value-type="float">
            <text:p>24.0</text:p>
          </table:table-cell>
        </table:table-row>
        <table:table-row table:style-name="ro1">
          <table:table-cell table:style-name="ce7" office:value-type="float" office:value="62906702" calcext:value-type="float">
            <text:p>62,906,702</text:p>
          </table:table-cell>
          <table:table-cell table:style-name="ce10" table:formula="of:=VALUE(VLOOKUP([.A34];[bathroom.$B$2:.$F$183];4))" office:value-type="float" office:value="25" calcext:value-type="float">
            <text:p>25.0</text:p>
          </table:table-cell>
          <table:table-cell table:style-name="ce10" table:formula="of:=VALUE(VLOOKUP([.A34];[bathroom.$B$2:.$F$183];5))" office:value-type="float" office:value="24" calcext:value-type="float">
            <text:p>24.0</text:p>
          </table:table-cell>
        </table:table-row>
        <table:table-row table:style-name="ro1">
          <table:table-cell table:style-name="ce7" office:value-type="float" office:value="62906703" calcext:value-type="float">
            <text:p>62,906,703</text:p>
          </table:table-cell>
          <table:table-cell table:style-name="ce10" table:formula="of:=VALUE(VLOOKUP([.A35];[bathroom.$B$2:.$F$183];4))" office:value-type="float" office:value="25" calcext:value-type="float">
            <text:p>25.0</text:p>
          </table:table-cell>
          <table:table-cell table:style-name="ce10" table:formula="of:=VALUE(VLOOKUP([.A35];[bathroom.$B$2:.$F$183];5))" office:value-type="float" office:value="24.2" calcext:value-type="float">
            <text:p>24.2</text:p>
          </table:table-cell>
        </table:table-row>
        <table:table-row table:style-name="ro1">
          <table:table-cell table:style-name="ce7" office:value-type="float" office:value="62906704" calcext:value-type="float">
            <text:p>62,906,704</text:p>
          </table:table-cell>
          <table:table-cell table:style-name="ce10" table:formula="of:=VALUE(VLOOKUP([.A36];[bathroom.$B$2:.$F$183];4))" office:value-type="float" office:value="25" calcext:value-type="float">
            <text:p>25.0</text:p>
          </table:table-cell>
          <table:table-cell table:style-name="ce10" table:formula="of:=VALUE(VLOOKUP([.A36];[bathroom.$B$2:.$F$183];5))" office:value-type="float" office:value="24.2" calcext:value-type="float">
            <text:p>24.2</text:p>
          </table:table-cell>
        </table:table-row>
        <table:table-row table:style-name="ro1">
          <table:table-cell table:style-name="ce7" office:value-type="float" office:value="62906705" calcext:value-type="float">
            <text:p>62,906,705</text:p>
          </table:table-cell>
          <table:table-cell table:style-name="ce10" table:formula="of:=VALUE(VLOOKUP([.A37];[bathroom.$B$2:.$F$183];4))" office:value-type="float" office:value="25" calcext:value-type="float">
            <text:p>25.0</text:p>
          </table:table-cell>
          <table:table-cell table:style-name="ce10" table:formula="of:=VALUE(VLOOKUP([.A37];[bathroom.$B$2:.$F$183];5))" office:value-type="float" office:value="24.3" calcext:value-type="float">
            <text:p>24.3</text:p>
          </table:table-cell>
        </table:table-row>
        <table:table-row table:style-name="ro1">
          <table:table-cell table:style-name="ce7" office:value-type="float" office:value="62906706" calcext:value-type="float">
            <text:p>62,906,706</text:p>
          </table:table-cell>
          <table:table-cell table:style-name="ce10" table:formula="of:=VALUE(VLOOKUP([.A38];[bathroom.$B$2:.$F$183];4))" office:value-type="float" office:value="25" calcext:value-type="float">
            <text:p>25.0</text:p>
          </table:table-cell>
          <table:table-cell table:style-name="ce10" table:formula="of:=VALUE(VLOOKUP([.A38];[bathroom.$B$2:.$F$183];5))" office:value-type="float" office:value="24.3" calcext:value-type="float">
            <text:p>24.3</text:p>
          </table:table-cell>
        </table:table-row>
        <table:table-row table:style-name="ro1">
          <table:table-cell table:style-name="ce7" office:value-type="float" office:value="62906707" calcext:value-type="float">
            <text:p>62,906,707</text:p>
          </table:table-cell>
          <table:table-cell table:style-name="ce10" table:formula="of:=VALUE(VLOOKUP([.A39];[bathroom.$B$2:.$F$183];4))" office:value-type="float" office:value="25" calcext:value-type="float">
            <text:p>25.0</text:p>
          </table:table-cell>
          <table:table-cell table:style-name="ce10" table:formula="of:=VALUE(VLOOKUP([.A39];[bathroom.$B$2:.$F$183];5))" office:value-type="float" office:value="24.4" calcext:value-type="float">
            <text:p>24.4</text:p>
          </table:table-cell>
        </table:table-row>
        <table:table-row table:style-name="ro1">
          <table:table-cell table:style-name="ce7" office:value-type="float" office:value="62906708" calcext:value-type="float">
            <text:p>62,906,708</text:p>
          </table:table-cell>
          <table:table-cell table:style-name="ce10" table:formula="of:=VALUE(VLOOKUP([.A40];[bathroom.$B$2:.$F$183];4))" office:value-type="float" office:value="25" calcext:value-type="float">
            <text:p>25.0</text:p>
          </table:table-cell>
          <table:table-cell table:style-name="ce10" table:formula="of:=VALUE(VLOOKUP([.A40];[bathroom.$B$2:.$F$183];5))" office:value-type="float" office:value="24.4" calcext:value-type="float">
            <text:p>24.4</text:p>
          </table:table-cell>
        </table:table-row>
        <table:table-row table:style-name="ro1">
          <table:table-cell table:style-name="ce7" office:value-type="float" office:value="62906709" calcext:value-type="float">
            <text:p>62,906,709</text:p>
          </table:table-cell>
          <table:table-cell table:style-name="ce10" table:formula="of:=VALUE(VLOOKUP([.A41];[bathroom.$B$2:.$F$183];4))" office:value-type="float" office:value="25" calcext:value-type="float">
            <text:p>25.0</text:p>
          </table:table-cell>
          <table:table-cell table:style-name="ce10" table:formula="of:=VALUE(VLOOKUP([.A41];[bathroom.$B$2:.$F$183];5))" office:value-type="float" office:value="24.6" calcext:value-type="float">
            <text:p>24.6</text:p>
          </table:table-cell>
        </table:table-row>
        <table:table-row table:style-name="ro1">
          <table:table-cell table:style-name="ce7" office:value-type="float" office:value="62906710" calcext:value-type="float">
            <text:p>62,906,710</text:p>
          </table:table-cell>
          <table:table-cell table:style-name="ce10" table:formula="of:=VALUE(VLOOKUP([.A42];[bathroom.$B$2:.$F$183];4))" office:value-type="float" office:value="25" calcext:value-type="float">
            <text:p>25.0</text:p>
          </table:table-cell>
          <table:table-cell table:style-name="ce10" table:formula="of:=VALUE(VLOOKUP([.A42];[bathroom.$B$2:.$F$183];5))" office:value-type="float" office:value="24.6" calcext:value-type="float">
            <text:p>24.6</text:p>
          </table:table-cell>
        </table:table-row>
        <table:table-row table:style-name="ro1">
          <table:table-cell table:style-name="ce7" office:value-type="float" office:value="62906711" calcext:value-type="float">
            <text:p>62,906,711</text:p>
          </table:table-cell>
          <table:table-cell table:style-name="ce10" table:formula="of:=VALUE(VLOOKUP([.A43];[bathroom.$B$2:.$F$183];4))" office:value-type="float" office:value="25" calcext:value-type="float">
            <text:p>25.0</text:p>
          </table:table-cell>
          <table:table-cell table:style-name="ce10" table:formula="of:=VALUE(VLOOKUP([.A43];[bathroom.$B$2:.$F$183];5))" office:value-type="float" office:value="24.7" calcext:value-type="float">
            <text:p>24.7</text:p>
          </table:table-cell>
        </table:table-row>
        <table:table-row table:style-name="ro1">
          <table:table-cell table:style-name="ce7" office:value-type="float" office:value="62906712" calcext:value-type="float">
            <text:p>62,906,712</text:p>
          </table:table-cell>
          <table:table-cell table:style-name="ce10" table:formula="of:=VALUE(VLOOKUP([.A44];[bathroom.$B$2:.$F$183];4))" office:value-type="float" office:value="25" calcext:value-type="float">
            <text:p>25.0</text:p>
          </table:table-cell>
          <table:table-cell table:style-name="ce10" table:formula="of:=VALUE(VLOOKUP([.A44];[bathroom.$B$2:.$F$183];5))" office:value-type="float" office:value="24.7" calcext:value-type="float">
            <text:p>24.7</text:p>
          </table:table-cell>
        </table:table-row>
        <table:table-row table:style-name="ro1">
          <table:table-cell table:style-name="ce7" office:value-type="float" office:value="62906713" calcext:value-type="float">
            <text:p>62,906,713</text:p>
          </table:table-cell>
          <table:table-cell table:style-name="ce10" table:formula="of:=VALUE(VLOOKUP([.A45];[bathroom.$B$2:.$F$183];4))" office:value-type="float" office:value="25" calcext:value-type="float">
            <text:p>25.0</text:p>
          </table:table-cell>
          <table:table-cell table:style-name="ce10" table:formula="of:=VALUE(VLOOKUP([.A45];[bathroom.$B$2:.$F$183];5))" office:value-type="float" office:value="24.8" calcext:value-type="float">
            <text:p>24.8</text:p>
          </table:table-cell>
        </table:table-row>
        <table:table-row table:style-name="ro1">
          <table:table-cell table:style-name="ce7" office:value-type="float" office:value="62906714" calcext:value-type="float">
            <text:p>62,906,714</text:p>
          </table:table-cell>
          <table:table-cell table:style-name="ce10" table:formula="of:=VALUE(VLOOKUP([.A46];[bathroom.$B$2:.$F$183];4))" office:value-type="float" office:value="25" calcext:value-type="float">
            <text:p>25.0</text:p>
          </table:table-cell>
          <table:table-cell table:style-name="ce10" table:formula="of:=VALUE(VLOOKUP([.A46];[bathroom.$B$2:.$F$183];5))" office:value-type="float" office:value="24.8" calcext:value-type="float">
            <text:p>24.8</text:p>
          </table:table-cell>
        </table:table-row>
        <table:table-row table:style-name="ro1">
          <table:table-cell table:style-name="ce7" office:value-type="float" office:value="62906715" calcext:value-type="float">
            <text:p>62,906,715</text:p>
          </table:table-cell>
          <table:table-cell table:style-name="ce10" table:formula="of:=VALUE(VLOOKUP([.A47];[bathroom.$B$2:.$F$183];4))" office:value-type="float" office:value="25" calcext:value-type="float">
            <text:p>25.0</text:p>
          </table:table-cell>
          <table:table-cell table:style-name="ce10" table:formula="of:=VALUE(VLOOKUP([.A47];[bathroom.$B$2:.$F$183];5))" office:value-type="float" office:value="24.8" calcext:value-type="float">
            <text:p>24.8</text:p>
          </table:table-cell>
        </table:table-row>
        <table:table-row table:style-name="ro1">
          <table:table-cell table:style-name="ce7" office:value-type="float" office:value="62906716" calcext:value-type="float">
            <text:p>62,906,716</text:p>
          </table:table-cell>
          <table:table-cell table:style-name="ce10" table:formula="of:=VALUE(VLOOKUP([.A48];[bathroom.$B$2:.$F$183];4))" office:value-type="float" office:value="25" calcext:value-type="float">
            <text:p>25.0</text:p>
          </table:table-cell>
          <table:table-cell table:style-name="ce10" table:formula="of:=VALUE(VLOOKUP([.A48];[bathroom.$B$2:.$F$183];5))" office:value-type="float" office:value="24.8" calcext:value-type="float">
            <text:p>24.8</text:p>
          </table:table-cell>
        </table:table-row>
        <table:table-row table:style-name="ro1">
          <table:table-cell table:style-name="ce7" office:value-type="float" office:value="62906717" calcext:value-type="float">
            <text:p>62,906,717</text:p>
          </table:table-cell>
          <table:table-cell table:style-name="ce10" table:formula="of:=VALUE(VLOOKUP([.A49];[bathroom.$B$2:.$F$183];4))" office:value-type="float" office:value="25" calcext:value-type="float">
            <text:p>25.0</text:p>
          </table:table-cell>
          <table:table-cell table:style-name="ce10" table:formula="of:=VALUE(VLOOKUP([.A49];[bathroom.$B$2:.$F$183];5))" office:value-type="float" office:value="25" calcext:value-type="float">
            <text:p>25.0</text:p>
          </table:table-cell>
        </table:table-row>
        <table:table-row table:style-name="ro1">
          <table:table-cell office:value-type="float" office:value="62906718" calcext:value-type="float">
            <text:p>62,906,718</text:p>
          </table:table-cell>
          <table:table-cell office:value-type="float" office:value="0" calcext:value-type="float">
            <text:p>0.0</text:p>
          </table:table-cell>
          <table:table-cell table:formula="of:=VALUE(VLOOKUP([.A50];[bathroom.$B$2:.$F$183];5))" office:value-type="float" office:value="25" calcext:value-type="float">
            <text:p>25.0</text:p>
          </table:table-cell>
        </table:table-row>
        <table:table-row table:style-name="ro1">
          <table:table-cell office:value-type="float" office:value="62906719" calcext:value-type="float">
            <text:p>62,906,719</text:p>
          </table:table-cell>
          <table:table-cell office:value-type="float" office:value="0" calcext:value-type="float">
            <text:p>0.0</text:p>
          </table:table-cell>
          <table:table-cell table:formula="of:=VALUE(VLOOKUP([.A51];[bathroom.$B$2:.$F$183];5))"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62906720" calcext:value-type="float">
            <text:p>62,906,720</text:p>
          </table:table-cell>
          <table:table-cell office:value-type="float" office:value="0" calcext:value-type="float">
            <text:p>0.0</text:p>
          </table:table-cell>
          <table:table-cell table:formula="of:=VALUE(VLOOKUP([.A52];[bathroom.$B$2:.$F$183];5))"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62906721" calcext:value-type="float">
            <text:p>62,906,721</text:p>
          </table:table-cell>
          <table:table-cell office:value-type="float" office:value="0" calcext:value-type="float">
            <text:p>0.0</text:p>
          </table:table-cell>
          <table:table-cell table:formula="of:=VALUE(VLOOKUP([.A53];[bathroom.$B$2:.$F$183];5))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62906722" calcext:value-type="float">
            <text:p>62,906,722</text:p>
          </table:table-cell>
          <table:table-cell office:value-type="float" office:value="0" calcext:value-type="float">
            <text:p>0.0</text:p>
          </table:table-cell>
          <table:table-cell table:formula="of:=VALUE(VLOOKUP([.A54];[bathroom.$B$2:.$F$183];5))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62906723" calcext:value-type="float">
            <text:p>62,906,723</text:p>
          </table:table-cell>
          <table:table-cell office:value-type="float" office:value="0" calcext:value-type="float">
            <text:p>0.0</text:p>
          </table:table-cell>
          <table:table-cell table:formula="of:=VALUE(VLOOKUP([.A55];[bathroom.$B$2:.$F$183];5))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62906724" calcext:value-type="float">
            <text:p>62,906,724</text:p>
          </table:table-cell>
          <table:table-cell office:value-type="float" office:value="0" calcext:value-type="float">
            <text:p>0.0</text:p>
          </table:table-cell>
          <table:table-cell table:formula="of:=VALUE(VLOOKUP([.A56];[bathroom.$B$2:.$F$183];5))" office:value-type="float" office:value="25.2" calcext:value-type="float">
            <text:p>25.2</text:p>
          </table:table-cell>
        </table:table-row>
        <table:table-row table:style-name="ro1">
          <table:table-cell office:value-type="float" office:value="62906725" calcext:value-type="float">
            <text:p>62,906,725</text:p>
          </table:table-cell>
          <table:table-cell office:value-type="float" office:value="0" calcext:value-type="float">
            <text:p>0.0</text:p>
          </table:table-cell>
          <table:table-cell table:formula="of:=VALUE(VLOOKUP([.A57];[bathroom.$B$2:.$F$183];5))"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62906726" calcext:value-type="float">
            <text:p>62,906,726</text:p>
          </table:table-cell>
          <table:table-cell office:value-type="float" office:value="0" calcext:value-type="float">
            <text:p>0.0</text:p>
          </table:table-cell>
          <table:table-cell table:formula="of:=VALUE(VLOOKUP([.A58];[bathroom.$B$2:.$F$183];5))"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62906727" calcext:value-type="float">
            <text:p>62,906,727</text:p>
          </table:table-cell>
          <table:table-cell office:value-type="float" office:value="0" calcext:value-type="float">
            <text:p>0.0</text:p>
          </table:table-cell>
          <table:table-cell table:formula="of:=VALUE(VLOOKUP([.A59];[bathroom.$B$2:.$F$183];5))"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62906728" calcext:value-type="float">
            <text:p>62,906,728</text:p>
          </table:table-cell>
          <table:table-cell office:value-type="float" office:value="0" calcext:value-type="float">
            <text:p>0.0</text:p>
          </table:table-cell>
          <table:table-cell table:formula="of:=VALUE(VLOOKUP([.A60];[bathroom.$B$2:.$F$183];5))"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62906729" calcext:value-type="float">
            <text:p>62,906,729</text:p>
          </table:table-cell>
          <table:table-cell office:value-type="float" office:value="0" calcext:value-type="float">
            <text:p>0.0</text:p>
          </table:table-cell>
          <table:table-cell table:formula="of:=VALUE(VLOOKUP([.A61];[bathroom.$B$2:.$F$183];5))"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62906730" calcext:value-type="float">
            <text:p>62,906,730</text:p>
          </table:table-cell>
          <table:table-cell office:value-type="float" office:value="0" calcext:value-type="float">
            <text:p>0.0</text:p>
          </table:table-cell>
          <table:table-cell table:formula="of:=VALUE(VLOOKUP([.A62];[bathroom.$B$2:.$F$183];5))"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62906731" calcext:value-type="float">
            <text:p>62,906,731</text:p>
          </table:table-cell>
          <table:table-cell office:value-type="float" office:value="0" calcext:value-type="float">
            <text:p>0.0</text:p>
          </table:table-cell>
          <table:table-cell table:formula="of:=VALUE(VLOOKUP([.A63];[bathroom.$B$2:.$F$183];5))"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62906732" calcext:value-type="float">
            <text:p>62,906,732</text:p>
          </table:table-cell>
          <table:table-cell office:value-type="float" office:value="0" calcext:value-type="float">
            <text:p>0.0</text:p>
          </table:table-cell>
          <table:table-cell table:formula="of:=VALUE(VLOOKUP([.A64];[bathroom.$B$2:.$F$183];5))"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62906733" calcext:value-type="float">
            <text:p>62,906,733</text:p>
          </table:table-cell>
          <table:table-cell office:value-type="float" office:value="0" calcext:value-type="float">
            <text:p>0.0</text:p>
          </table:table-cell>
          <table:table-cell table:formula="of:=VALUE(VLOOKUP([.A65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34" calcext:value-type="float">
            <text:p>62,906,734</text:p>
          </table:table-cell>
          <table:table-cell office:value-type="float" office:value="0" calcext:value-type="float">
            <text:p>0.0</text:p>
          </table:table-cell>
          <table:table-cell table:formula="of:=VALUE(VLOOKUP([.A66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35" calcext:value-type="float">
            <text:p>62,906,735</text:p>
          </table:table-cell>
          <table:table-cell office:value-type="float" office:value="0" calcext:value-type="float">
            <text:p>0.0</text:p>
          </table:table-cell>
          <table:table-cell table:formula="of:=VALUE(VLOOKUP([.A67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36" calcext:value-type="float">
            <text:p>62,906,736</text:p>
          </table:table-cell>
          <table:table-cell office:value-type="float" office:value="0" calcext:value-type="float">
            <text:p>0.0</text:p>
          </table:table-cell>
          <table:table-cell table:formula="of:=VALUE(VLOOKUP([.A68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37" calcext:value-type="float">
            <text:p>62,906,737</text:p>
          </table:table-cell>
          <table:table-cell office:value-type="float" office:value="0" calcext:value-type="float">
            <text:p>0.0</text:p>
          </table:table-cell>
          <table:table-cell table:formula="of:=VALUE(VLOOKUP([.A69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38" calcext:value-type="float">
            <text:p>62,906,738</text:p>
          </table:table-cell>
          <table:table-cell office:value-type="float" office:value="0" calcext:value-type="float">
            <text:p>0.0</text:p>
          </table:table-cell>
          <table:table-cell table:formula="of:=VALUE(VLOOKUP([.A70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39" calcext:value-type="float">
            <text:p>62,906,739</text:p>
          </table:table-cell>
          <table:table-cell office:value-type="float" office:value="0" calcext:value-type="float">
            <text:p>0.0</text:p>
          </table:table-cell>
          <table:table-cell table:formula="of:=VALUE(VLOOKUP([.A71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0" calcext:value-type="float">
            <text:p>62,906,740</text:p>
          </table:table-cell>
          <table:table-cell office:value-type="float" office:value="0" calcext:value-type="float">
            <text:p>0.0</text:p>
          </table:table-cell>
          <table:table-cell table:formula="of:=VALUE(VLOOKUP([.A72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1" calcext:value-type="float">
            <text:p>62,906,741</text:p>
          </table:table-cell>
          <table:table-cell office:value-type="float" office:value="0" calcext:value-type="float">
            <text:p>0.0</text:p>
          </table:table-cell>
          <table:table-cell table:formula="of:=VALUE(VLOOKUP([.A73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2" calcext:value-type="float">
            <text:p>62,906,742</text:p>
          </table:table-cell>
          <table:table-cell office:value-type="float" office:value="0" calcext:value-type="float">
            <text:p>0.0</text:p>
          </table:table-cell>
          <table:table-cell table:formula="of:=VALUE(VLOOKUP([.A74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3" calcext:value-type="float">
            <text:p>62,906,743</text:p>
          </table:table-cell>
          <table:table-cell office:value-type="float" office:value="0" calcext:value-type="float">
            <text:p>0.0</text:p>
          </table:table-cell>
          <table:table-cell table:formula="of:=VALUE(VLOOKUP([.A75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4" calcext:value-type="float">
            <text:p>62,906,744</text:p>
          </table:table-cell>
          <table:table-cell office:value-type="float" office:value="0" calcext:value-type="float">
            <text:p>0.0</text:p>
          </table:table-cell>
          <table:table-cell table:formula="of:=VALUE(VLOOKUP([.A76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5" calcext:value-type="float">
            <text:p>62,906,745</text:p>
          </table:table-cell>
          <table:table-cell office:value-type="float" office:value="0" calcext:value-type="float">
            <text:p>0.0</text:p>
          </table:table-cell>
          <table:table-cell table:formula="of:=VALUE(VLOOKUP([.A77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6" calcext:value-type="float">
            <text:p>62,906,746</text:p>
          </table:table-cell>
          <table:table-cell office:value-type="float" office:value="0" calcext:value-type="float">
            <text:p>0.0</text:p>
          </table:table-cell>
          <table:table-cell table:formula="of:=VALUE(VLOOKUP([.A78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7" calcext:value-type="float">
            <text:p>62,906,747</text:p>
          </table:table-cell>
          <table:table-cell office:value-type="float" office:value="0" calcext:value-type="float">
            <text:p>0.0</text:p>
          </table:table-cell>
          <table:table-cell table:formula="of:=VALUE(VLOOKUP([.A79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8" calcext:value-type="float">
            <text:p>62,906,748</text:p>
          </table:table-cell>
          <table:table-cell office:value-type="float" office:value="0" calcext:value-type="float">
            <text:p>0.0</text:p>
          </table:table-cell>
          <table:table-cell table:formula="of:=VALUE(VLOOKUP([.A80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49" calcext:value-type="float">
            <text:p>62,906,749</text:p>
          </table:table-cell>
          <table:table-cell office:value-type="float" office:value="0" calcext:value-type="float">
            <text:p>0.0</text:p>
          </table:table-cell>
          <table:table-cell table:formula="of:=VALUE(VLOOKUP([.A81];[bathroom.$B$2:.$F$183];5))" office:value-type="float" office:value="25.5" calcext:value-type="float">
            <text:p>25.5</text:p>
          </table:table-cell>
        </table:table-row>
        <table:table-row table:style-name="ro1">
          <table:table-cell office:value-type="float" office:value="62906750" calcext:value-type="float">
            <text:p>62,906,750</text:p>
          </table:table-cell>
          <table:table-cell office:value-type="float" office:value="0" calcext:value-type="float">
            <text:p>0.0</text:p>
          </table:table-cell>
          <table:table-cell table:formula="of:=VALUE(VLOOKUP([.A82];[bathroom.$B$2:.$F$183];5))" office:value-type="float" office:value="25.5" calcext:value-type="float">
            <text:p>25.5</text:p>
          </table:table-cell>
        </table:table-row>
        <table:table-row table:style-name="ro1" table:number-rows-repeated="104849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 number:title="User-defined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08:34:21.839110758</meta:creation-date>
    <dc:date>2019-08-08T21:52:34.159413758</dc:date>
    <meta:editing-duration>PT7H52M25S</meta:editing-duration>
    <meta:editing-cycles>1</meta:editing-cycles>
    <meta:document-statistic meta:table-count="3" meta:cell-count="1587" meta:object-count="1"/>
    <meta:generator>LibreOffice/6.2.5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122" number:title="User-defined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min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819cm" svg:height="9.007cm" xlink:href=".." xlink:type="simple" chart:class="chart:scatter" chart:style-name="ch1">
        <chart:legend chart:legend-position="end" svg:x="17.94cm" svg:y="3.955cm" style:legend-expansion="high" chart:style-name="ch2"/>
        <chart:plot-area chart:style-name="ch3" table:cell-range-address="Sheet3.A1:Sheet3.C82" chart:data-source-has-labels="row" svg:x="0.416cm" svg:y="0.18cm" svg:width="17.108cm" svg:height="8.647cm">
          <chartooo:coordinate-region svg:x="1.328cm" svg:y="0.379cm" svg:width="15.348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82" chart:label-cell-address="Sheet3.B1:Sheet3.B1" chart:class="chart:scatter">
            <chart:domain table:cell-range-address="Sheet3.A2:Sheet3.A82"/>
            <chart:data-point chart:repeated="81"/>
          </chart:series>
          <chart:series chart:style-name="ch8" chart:values-cell-range-address="Sheet3.C2:Sheet3.C82" chart:label-cell-address="Sheet3.C1:Sheet3.C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</text:p>
                <draw:g>
                  <svg:desc>Sheet3.B1:Sheet3.B1</svg:desc>
                </draw:g>
              </table:table-cell>
              <table:table-cell office:value-type="string">
                <text:p>curr_temp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906670">
                <text:p>62906670</text:p>
                <draw:g>
                  <svg:desc>Sheet3.A2:Sheet3.A82</svg:desc>
                </draw:g>
              </table:table-cell>
              <table:table-cell office:value-type="float" office:value="0">
                <text:p>0</text:p>
                <draw:g>
                  <svg:desc>Sheet3.B2:Sheet3.B82</svg:desc>
                </draw:g>
              </table:table-cell>
              <table:table-cell office:value-type="float" office:value="22.5">
                <text:p>22.5</text:p>
                <draw:g>
                  <svg:desc>Sheet3.C2:Sheet3.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906671">
                <text:p>62906671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906672">
                <text:p>62906672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906673">
                <text:p>62906673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906674">
                <text:p>62906674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906675">
                <text:p>62906675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906676">
                <text:p>62906676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906677">
                <text:p>62906677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906678">
                <text:p>62906678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906679">
                <text:p>62906679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906680">
                <text:p>62906680</text:p>
              </table:table-cell>
              <table:table-cell office:value-type="float" office:value="23">
                <text:p>23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906681">
                <text:p>62906681</text:p>
              </table:table-cell>
              <table:table-cell office:value-type="float" office:value="25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2906682">
                <text:p>62906682</text:p>
              </table:table-cell>
              <table:table-cell office:value-type="float" office:value="25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906683">
                <text:p>62906683</text:p>
              </table:table-cell>
              <table:table-cell office:value-type="float" office:value="25">
                <text:p>2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906684">
                <text:p>62906684</text:p>
              </table:table-cell>
              <table:table-cell office:value-type="float" office:value="25">
                <text:p>2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906685">
                <text:p>62906685</text:p>
              </table:table-cell>
              <table:table-cell office:value-type="float" office:value="25">
                <text:p>2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906686">
                <text:p>62906686</text:p>
              </table:table-cell>
              <table:table-cell office:value-type="float" office:value="25">
                <text:p>25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906687">
                <text:p>62906687</text:p>
              </table:table-cell>
              <table:table-cell office:value-type="float" office:value="25">
                <text:p>25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906688">
                <text:p>62906688</text:p>
              </table:table-cell>
              <table:table-cell office:value-type="float" office:value="25">
                <text:p>25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906689">
                <text:p>62906689</text:p>
              </table:table-cell>
              <table:table-cell office:value-type="float" office:value="25">
                <text:p>2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906690">
                <text:p>62906690</text:p>
              </table:table-cell>
              <table:table-cell office:value-type="float" office:value="25">
                <text:p>2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906691">
                <text:p>62906691</text:p>
              </table:table-cell>
              <table:table-cell office:value-type="float" office:value="25">
                <text:p>2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906692">
                <text:p>62906692</text:p>
              </table:table-cell>
              <table:table-cell office:value-type="float" office:value="25">
                <text:p>25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906693">
                <text:p>62906693</text:p>
              </table:table-cell>
              <table:table-cell office:value-type="float" office:value="25">
                <text:p>25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906694">
                <text:p>62906694</text:p>
              </table:table-cell>
              <table:table-cell office:value-type="float" office:value="25">
                <text:p>25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906695">
                <text:p>62906695</text:p>
              </table:table-cell>
              <table:table-cell office:value-type="float" office:value="25">
                <text:p>2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906696">
                <text:p>62906696</text:p>
              </table:table-cell>
              <table:table-cell office:value-type="float" office:value="25">
                <text:p>2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906697">
                <text:p>62906697</text:p>
              </table:table-cell>
              <table:table-cell office:value-type="float" office:value="25">
                <text:p>2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906698">
                <text:p>62906698</text:p>
              </table:table-cell>
              <table:table-cell office:value-type="float" office:value="25">
                <text:p>25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906699">
                <text:p>62906699</text:p>
              </table:table-cell>
              <table:table-cell office:value-type="float" office:value="25">
                <text:p>2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906700">
                <text:p>62906700</text:p>
              </table:table-cell>
              <table:table-cell office:value-type="float" office:value="25">
                <text:p>2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906701">
                <text:p>62906701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906702">
                <text:p>62906702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906703">
                <text:p>62906703</text:p>
              </table:table-cell>
              <table:table-cell office:value-type="float" office:value="25">
                <text:p>2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906704">
                <text:p>62906704</text:p>
              </table:table-cell>
              <table:table-cell office:value-type="float" office:value="25">
                <text:p>2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906705">
                <text:p>62906705</text:p>
              </table:table-cell>
              <table:table-cell office:value-type="float" office:value="25">
                <text:p>25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906706">
                <text:p>62906706</text:p>
              </table:table-cell>
              <table:table-cell office:value-type="float" office:value="25">
                <text:p>25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906707">
                <text:p>62906707</text:p>
              </table:table-cell>
              <table:table-cell office:value-type="float" office:value="25">
                <text:p>2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906708">
                <text:p>62906708</text:p>
              </table:table-cell>
              <table:table-cell office:value-type="float" office:value="25">
                <text:p>2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906709">
                <text:p>62906709</text:p>
              </table:table-cell>
              <table:table-cell office:value-type="float" office:value="25">
                <text:p>2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906710">
                <text:p>62906710</text:p>
              </table:table-cell>
              <table:table-cell office:value-type="float" office:value="25">
                <text:p>25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906711">
                <text:p>62906711</text:p>
              </table:table-cell>
              <table:table-cell office:value-type="float" office:value="25">
                <text:p>2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906712">
                <text:p>62906712</text:p>
              </table:table-cell>
              <table:table-cell office:value-type="float" office:value="25">
                <text:p>2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906713">
                <text:p>62906713</text:p>
              </table:table-cell>
              <table:table-cell office:value-type="float" office:value="25">
                <text:p>2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2906714">
                <text:p>62906714</text:p>
              </table:table-cell>
              <table:table-cell office:value-type="float" office:value="25">
                <text:p>2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906715">
                <text:p>62906715</text:p>
              </table:table-cell>
              <table:table-cell office:value-type="float" office:value="25">
                <text:p>2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906716">
                <text:p>62906716</text:p>
              </table:table-cell>
              <table:table-cell office:value-type="float" office:value="25">
                <text:p>2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906717">
                <text:p>6290671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906718">
                <text:p>62906718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906719">
                <text:p>62906719</text:p>
              </table:table-cell>
              <table:table-cell office:value-type="float" office:value="0">
                <text:p>0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2906720">
                <text:p>62906720</text:p>
              </table:table-cell>
              <table:table-cell office:value-type="float" office:value="0">
                <text:p>0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906721">
                <text:p>62906721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906722">
                <text:p>62906722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906723">
                <text:p>62906723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906724">
                <text:p>62906724</text:p>
              </table:table-cell>
              <table:table-cell office:value-type="float" office:value="0">
                <text:p>0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906725">
                <text:p>62906725</text:p>
              </table:table-cell>
              <table:table-cell office:value-type="float" office:value="0">
                <text:p>0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906726">
                <text:p>62906726</text:p>
              </table:table-cell>
              <table:table-cell office:value-type="float" office:value="0">
                <text:p>0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906727">
                <text:p>62906727</text:p>
              </table:table-cell>
              <table:table-cell office:value-type="float" office:value="0">
                <text:p>0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906728">
                <text:p>62906728</text:p>
              </table:table-cell>
              <table:table-cell office:value-type="float" office:value="0">
                <text:p>0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2906729">
                <text:p>62906729</text:p>
              </table:table-cell>
              <table:table-cell office:value-type="float" office:value="0">
                <text:p>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906730">
                <text:p>62906730</text:p>
              </table:table-cell>
              <table:table-cell office:value-type="float" office:value="0">
                <text:p>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906731">
                <text:p>62906731</text:p>
              </table:table-cell>
              <table:table-cell office:value-type="float" office:value="0">
                <text:p>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906732">
                <text:p>62906732</text:p>
              </table:table-cell>
              <table:table-cell office:value-type="float" office:value="0">
                <text:p>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906733">
                <text:p>62906733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2906734">
                <text:p>62906734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2906735">
                <text:p>6290673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2906736">
                <text:p>62906736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906737">
                <text:p>62906737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906738">
                <text:p>62906738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906739">
                <text:p>62906739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906740">
                <text:p>62906740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906741">
                <text:p>62906741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906742">
                <text:p>62906742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906743">
                <text:p>62906743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906744">
                <text:p>62906744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906745">
                <text:p>62906745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906746">
                <text:p>62906746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906747">
                <text:p>62906747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906748">
                <text:p>62906748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906749">
                <text:p>62906749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906750">
                <text:p>62906750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